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0-01T00:00:00" table:style-name="ce5">
            <text:p>2020/10/1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32494" table:style-name="ce6">
            <text:p>32,494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6026" table:style-name="ce6">
            <text:p>16,026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3007" table:style-name="ce6">
            <text:p>23,007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36196" table:style-name="ce6">
            <text:p>136,196<text:s/></text:p>
          </table:table-cell>
          <table:table-cell office:value-type="float" office:value="39353" table:style-name="ce6">
            <text:p>39,353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3020" table:style-name="ce6">
            <text:p>33,020<text:s/></text:p>
          </table:table-cell>
          <table:table-cell office:value-type="float" office:value="22392" table:style-name="ce6">
            <text:p>22,392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23380" table:style-name="ce6">
            <text:p>23,380<text:s/></text:p>
          </table:table-cell>
          <table:table-cell office:value-type="float" office:value="50752" table:style-name="ce6">
            <text:p>50,75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46254" table:style-name="ce6">
            <text:p>46,25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14108" table:style-name="ce6">
            <text:p>14,108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2793" table:style-name="ce6">
            <text:p>2,793<text:s/></text:p>
          </table:table-cell>
          <table:table-cell table:number-columns-repeated="16264"/>
        </table:table-row>
        <table:table-row table:style-name="ro2">
          <table:table-cell office:value-type="date" office:date-value="2020-10-02T00:00:00" table:style-name="ce5">
            <text:p>2020/10/2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36729" table:style-name="ce6">
            <text:p>36,729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23750" table:style-name="ce6">
            <text:p>123,750<text:s/></text:p>
          </table:table-cell>
          <table:table-cell office:value-type="float" office:value="41949" table:style-name="ce6">
            <text:p>41,949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5001" table:style-name="ce6">
            <text:p>25,001<text:s/></text:p>
          </table:table-cell>
          <table:table-cell office:value-type="float" office:value="21927" table:style-name="ce6">
            <text:p>21,927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43258" table:style-name="ce6">
            <text:p>43,258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23994" table:style-name="ce6">
            <text:p>23,994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57736" table:style-name="ce6">
            <text:p>57,73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25697" table:style-name="ce6">
            <text:p>25,697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47951" table:style-name="ce6">
            <text:p>47,951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80" table:style-name="ce6">
            <text:p>580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3179" table:style-name="ce6">
            <text:p>3,179<text:s/></text:p>
          </table:table-cell>
          <table:table-cell table:number-columns-repeated="16264"/>
        </table:table-row>
        <table:table-row table:style-name="ro2">
          <table:table-cell office:value-type="date" office:date-value="2020-10-03T00:00:00" table:style-name="ce5">
            <text:p>2020/10/3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39013" table:style-name="ce6">
            <text:p>39,013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15109" table:style-name="ce6">
            <text:p>15,10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20116" table:style-name="ce6">
            <text:p>120,116<text:s/></text:p>
          </table:table-cell>
          <table:table-cell office:value-type="float" office:value="42010" table:style-name="ce6">
            <text:p>42,010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22911" table:style-name="ce6">
            <text:p>22,911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9611" table:style-name="ce6">
            <text:p>19,611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1435" table:style-name="ce6">
            <text:p>11,435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32620" table:style-name="ce6">
            <text:p>32,620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59268" table:style-name="ce6">
            <text:p>59,268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23990" table:style-name="ce6">
            <text:p>23,990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51178" table:style-name="ce6">
            <text:p>51,178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44535" table:style-name="ce6">
            <text:p>44,535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4619" table:style-name="ce6">
            <text:p>14,619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096" table:style-name="ce6">
            <text:p>3,096<text:s/></text:p>
          </table:table-cell>
          <table:table-cell table:number-columns-repeated="16264"/>
        </table:table-row>
        <table:table-row table:style-name="ro2">
          <table:table-cell office:value-type="date" office:date-value="2020-10-04T00:00:00" table:style-name="ce5">
            <text:p>2020/10/4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0997" table:style-name="ce6">
            <text:p>30,997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18122" table:style-name="ce6">
            <text:p>118,122<text:s/></text:p>
          </table:table-cell>
          <table:table-cell office:value-type="float" office:value="35674" table:style-name="ce6">
            <text:p>35,674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35809" table:style-name="ce6">
            <text:p>35,809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0037" table:style-name="ce6">
            <text:p>20,037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4216" table:style-name="ce6">
            <text:p>24,216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48647" table:style-name="ce6">
            <text:p>48,64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42942" table:style-name="ce6">
            <text:p>42,942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15938" table:style-name="ce6">
            <text:p>15,938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235" table:style-name="ce6">
            <text:p>3,235<text:s/></text:p>
          </table:table-cell>
          <table:table-cell table:number-columns-repeated="16264"/>
        </table:table-row>
        <table:table-row table:style-name="ro2">
          <table:table-cell office:value-type="date" office:date-value="2020-10-05T00:00:00" table:style-name="ce5">
            <text:p>2020/10/5</text:p>
          </table:table-cell>
          <table:table-cell office:value-type="float" office:value="4782" table:style-name="ce6">
            <text:p>4,782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42137" table:style-name="ce6">
            <text:p>42,137<text:s/></text:p>
          </table:table-cell>
          <table:table-cell office:value-type="float" office:value="38118" table:style-name="ce6">
            <text:p>38,118<text:s/></text:p>
          </table:table-cell>
          <table:table-cell office:value-type="float" office:value="26151" table:style-name="ce6">
            <text:p>26,151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33814" table:style-name="ce6">
            <text:p>33,814<text:s/></text:p>
          </table:table-cell>
          <table:table-cell office:value-type="float" office:value="24194" table:style-name="ce6">
            <text:p>24,194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5569" table:style-name="ce6">
            <text:p>25,569<text:s/></text:p>
          </table:table-cell>
          <table:table-cell office:value-type="float" office:value="115034" table:style-name="ce6">
            <text:p>115,034<text:s/></text:p>
          </table:table-cell>
          <table:table-cell office:value-type="float" office:value="37518" table:style-name="ce6">
            <text:p>37,518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3014" table:style-name="ce6">
            <text:p>23,014<text:s/></text:p>
          </table:table-cell>
          <table:table-cell office:value-type="float" office:value="24899" table:style-name="ce6">
            <text:p>24,899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32737" table:style-name="ce6">
            <text:p>32,737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7826" table:style-name="ce6">
            <text:p>7,826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3010" table:style-name="ce6">
            <text:p>13,010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39097" table:style-name="ce6">
            <text:p>39,097<text:s/></text:p>
          </table:table-cell>
          <table:table-cell office:value-type="float" office:value="39804" table:style-name="ce6">
            <text:p>39,80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49808" table:style-name="ce6">
            <text:p>49,808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30415" table:style-name="ce6">
            <text:p>30,415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59580" table:style-name="ce6">
            <text:p>59,580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8763" table:style-name="ce6">
            <text:p>18,763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19008" table:style-name="ce6">
            <text:p>19,008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37966" table:style-name="ce6">
            <text:p>37,966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2256" table:style-name="ce6">
            <text:p>22,256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2207" table:style-name="ce6">
            <text:p>22,20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3972" table:style-name="ce6">
            <text:p>3,972<text:s/></text:p>
          </table:table-cell>
          <table:table-cell table:number-columns-repeated="16264"/>
        </table:table-row>
        <table:table-row table:style-name="ro2">
          <table:table-cell office:value-type="date" office:date-value="2020-10-06T00:00:00" table:style-name="ce5">
            <text:p>2020/10/6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43326" table:style-name="ce6">
            <text:p>43,326<text:s/></text:p>
          </table:table-cell>
          <table:table-cell office:value-type="float" office:value="39965" table:style-name="ce6">
            <text:p>39,965<text:s/></text:p>
          </table:table-cell>
          <table:table-cell office:value-type="float" office:value="26476" table:style-name="ce6">
            <text:p>26,476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8083" table:style-name="ce6">
            <text:p>18,083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34450" table:style-name="ce6">
            <text:p>34,450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177" table:style-name="ce6">
            <text:p>37,177<text:s/></text:p>
          </table:table-cell>
          <table:table-cell office:value-type="float" office:value="27347" table:style-name="ce6">
            <text:p>27,347<text:s/></text:p>
          </table:table-cell>
          <table:table-cell office:value-type="float" office:value="26644" table:style-name="ce6">
            <text:p>26,644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16627" table:style-name="ce6">
            <text:p>116,627<text:s/></text:p>
          </table:table-cell>
          <table:table-cell office:value-type="float" office:value="39726" table:style-name="ce6">
            <text:p>39,726<text:s/></text:p>
          </table:table-cell>
          <table:table-cell office:value-type="float" office:value="21947" table:style-name="ce6">
            <text:p>21,947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27547" table:style-name="ce6">
            <text:p>27,547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32863" table:style-name="ce6">
            <text:p>32,863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31252" table:style-name="ce6">
            <text:p>31,252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838" table:style-name="ce6">
            <text:p>22,838<text:s/></text:p>
          </table:table-cell>
          <table:table-cell office:value-type="float" office:value="24500" table:style-name="ce6">
            <text:p>24,500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39428" table:style-name="ce6">
            <text:p>39,428<text:s/></text:p>
          </table:table-cell>
          <table:table-cell office:value-type="float" office:value="40771" table:style-name="ce6">
            <text:p>40,771<text:s/></text:p>
          </table:table-cell>
          <table:table-cell office:value-type="float" office:value="26590" table:style-name="ce6">
            <text:p>26,590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53057" table:style-name="ce6">
            <text:p>53,057<text:s/></text:p>
          </table:table-cell>
          <table:table-cell office:value-type="float" office:value="24341" table:style-name="ce6">
            <text:p>24,341<text:s/></text:p>
          </table:table-cell>
          <table:table-cell office:value-type="float" office:value="33249" table:style-name="ce6">
            <text:p>33,249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20654" table:style-name="ce6">
            <text:p>20,654<text:s/></text:p>
          </table:table-cell>
          <table:table-cell office:value-type="float" office:value="60018" table:style-name="ce6">
            <text:p>60,018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25228" table:style-name="ce6">
            <text:p>25,228<text:s/></text:p>
          </table:table-cell>
          <table:table-cell office:value-type="float" office:value="19224" table:style-name="ce6">
            <text:p>19,224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1466" table:style-name="ce6">
            <text:p>11,466<text:s/></text:p>
          </table:table-cell>
          <table:table-cell office:value-type="float" office:value="39048" table:style-name="ce6">
            <text:p>39,048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17443" table:style-name="ce6">
            <text:p>17,443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14179" table:style-name="ce6">
            <text:p>14,179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891" table:style-name="ce6">
            <text:p>3,891<text:s/></text:p>
          </table:table-cell>
          <table:table-cell table:number-columns-repeated="16264"/>
        </table:table-row>
        <table:table-row table:style-name="ro2">
          <table:table-cell office:value-type="date" office:date-value="2020-10-07T00:00:00" table:style-name="ce5">
            <text:p>2020/10/7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41270" table:style-name="ce6">
            <text:p>41,270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15326" table:style-name="ce6">
            <text:p>15,326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10213" table:style-name="ce6">
            <text:p>10,213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34881" table:style-name="ce6">
            <text:p>34,881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37611" table:style-name="ce6">
            <text:p>37,611<text:s/></text:p>
          </table:table-cell>
          <table:table-cell office:value-type="float" office:value="27223" table:style-name="ce6">
            <text:p>27,223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121121" table:style-name="ce6">
            <text:p>121,121<text:s/></text:p>
          </table:table-cell>
          <table:table-cell office:value-type="float" office:value="41084" table:style-name="ce6">
            <text:p>41,084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3706" table:style-name="ce6">
            <text:p>23,706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33737" table:style-name="ce6">
            <text:p>33,737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31722" table:style-name="ce6">
            <text:p>31,722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26049" table:style-name="ce6">
            <text:p>26,049<text:s/></text:p>
          </table:table-cell>
          <table:table-cell office:value-type="float" office:value="54712" table:style-name="ce6">
            <text:p>54,712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31122" table:style-name="ce6">
            <text:p>31,122<text:s/></text:p>
          </table:table-cell>
          <table:table-cell office:value-type="float" office:value="33953" table:style-name="ce6">
            <text:p>33,953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60789" table:style-name="ce6">
            <text:p>60,789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6382" table:style-name="ce6">
            <text:p>16,382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26000" table:style-name="ce6">
            <text:p>26,000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39453" table:style-name="ce6">
            <text:p>39,453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23230" table:style-name="ce6">
            <text:p>23,230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7579" table:style-name="ce6">
            <text:p>17,579<text:s/></text:p>
          </table:table-cell>
          <table:table-cell office:value-type="float" office:value="29728" table:style-name="ce6">
            <text:p>29,728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3940" table:style-name="ce6">
            <text:p>3,940<text:s/></text:p>
          </table:table-cell>
          <table:table-cell table:number-columns-repeated="16264"/>
        </table:table-row>
        <table:table-row table:style-name="ro2">
          <table:table-cell office:value-type="date" office:date-value="2020-10-08T00:00:00" table:style-name="ce5">
            <text:p>2020/10/8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45658" table:style-name="ce6">
            <text:p>45,658<text:s/></text:p>
          </table:table-cell>
          <table:table-cell office:value-type="float" office:value="45959" table:style-name="ce6">
            <text:p>45,959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2770" table:style-name="ce6">
            <text:p>32,77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29613" table:style-name="ce6">
            <text:p>29,613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5684" table:style-name="ce6">
            <text:p>35,684<text:s/></text:p>
          </table:table-cell>
          <table:table-cell office:value-type="float" office:value="26670" table:style-name="ce6">
            <text:p>26,670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39056" table:style-name="ce6">
            <text:p>39,056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27849" table:style-name="ce6">
            <text:p>27,849<text:s/></text:p>
          </table:table-cell>
          <table:table-cell office:value-type="float" office:value="160788" table:style-name="ce6">
            <text:p>160,788<text:s/></text:p>
          </table:table-cell>
          <table:table-cell office:value-type="float" office:value="45911" table:style-name="ce6">
            <text:p>45,911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29317" table:style-name="ce6">
            <text:p>29,317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34056" table:style-name="ce6">
            <text:p>34,05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44664" table:style-name="ce6">
            <text:p>44,664<text:s/></text:p>
          </table:table-cell>
          <table:table-cell office:value-type="float" office:value="41810" table:style-name="ce6">
            <text:p>41,810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27379" table:style-name="ce6">
            <text:p>27,379<text:s/></text:p>
          </table:table-cell>
          <table:table-cell office:value-type="float" office:value="61995" table:style-name="ce6">
            <text:p>61,995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32919" table:style-name="ce6">
            <text:p>32,919<text:s/></text:p>
          </table:table-cell>
          <table:table-cell office:value-type="float" office:value="38151" table:style-name="ce6">
            <text:p>38,151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70281" table:style-name="ce6">
            <text:p>70,281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24455" table:style-name="ce6">
            <text:p>24,455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31394" table:style-name="ce6">
            <text:p>31,394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40589" table:style-name="ce6">
            <text:p>40,589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4203" table:style-name="ce6">
            <text:p>24,203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29982" table:style-name="ce6">
            <text:p>29,982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4250" table:style-name="ce6">
            <text:p>4,250<text:s/></text:p>
          </table:table-cell>
          <table:table-cell table:number-columns-repeated="16264"/>
        </table:table-row>
        <table:table-row table:style-name="ro2">
          <table:table-cell office:value-type="date" office:date-value="2020-10-09T00:00:00" table:style-name="ce5">
            <text:p>2020/10/9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1252" table:style-name="ce6">
            <text:p>21,252<text:s/></text:p>
          </table:table-cell>
          <table:table-cell office:value-type="float" office:value="42659" table:style-name="ce6">
            <text:p>42,659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22108" table:style-name="ce6">
            <text:p>22,108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8937" table:style-name="ce6">
            <text:p>28,937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47151" table:style-name="ce6">
            <text:p>147,151<text:s/></text:p>
          </table:table-cell>
          <table:table-cell office:value-type="float" office:value="49187" table:style-name="ce6">
            <text:p>49,187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32049" table:style-name="ce6">
            <text:p>32,049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29032" table:style-name="ce6">
            <text:p>29,032<text:s/></text:p>
          </table:table-cell>
          <table:table-cell office:value-type="float" office:value="41801" table:style-name="ce6">
            <text:p>41,801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9519" table:style-name="ce6">
            <text:p>69,519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29553" table:style-name="ce6">
            <text:p>29,553<text:s/></text:p>
          </table:table-cell>
          <table:table-cell office:value-type="float" office:value="32959" table:style-name="ce6">
            <text:p>32,95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56932" table:style-name="ce6">
            <text:p>56,932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8906" table:style-name="ce6">
            <text:p>8,906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3285" table:style-name="ce6">
            <text:p>3,285<text:s/></text:p>
          </table:table-cell>
          <table:table-cell table:number-columns-repeated="16264"/>
        </table:table-row>
        <table:table-row table:style-name="ro2">
          <table:table-cell office:value-type="date" office:date-value="2020-10-10T00:00:00" table:style-name="ce5">
            <text:p>2020/10/10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20207" table:style-name="ce6">
            <text:p>20,207<text:s/></text:p>
          </table:table-cell>
          <table:table-cell office:value-type="float" office:value="41368" table:style-name="ce6">
            <text:p>41,368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28641" table:style-name="ce6">
            <text:p>28,641<text:s/></text:p>
          </table:table-cell>
          <table:table-cell office:value-type="float" office:value="19659" table:style-name="ce6">
            <text:p>19,659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138493" table:style-name="ce6">
            <text:p>138,493<text:s/></text:p>
          </table:table-cell>
          <table:table-cell office:value-type="float" office:value="47961" table:style-name="ce6">
            <text:p>47,961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24096" table:style-name="ce6">
            <text:p>24,096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20281" table:style-name="ce6">
            <text:p>20,281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39883" table:style-name="ce6">
            <text:p>39,883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37893" table:style-name="ce6">
            <text:p>37,893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72859" table:style-name="ce6">
            <text:p>72,859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29078" table:style-name="ce6">
            <text:p>29,078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17758" table:style-name="ce6">
            <text:p>17,758<text:s/></text:p>
          </table:table-cell>
          <table:table-cell office:value-type="float" office:value="60559" table:style-name="ce6">
            <text:p>60,559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28277" table:style-name="ce6">
            <text:p>28,277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5514" table:style-name="ce6">
            <text:p>15,514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560" table:style-name="ce6">
            <text:p>3,560<text:s/></text:p>
          </table:table-cell>
          <table:table-cell table:number-columns-repeated="16264"/>
        </table:table-row>
        <table:table-row table:style-name="ro2">
          <table:table-cell office:value-type="date" office:date-value="2020-10-11T00:00:00" table:style-name="ce5">
            <text:p>2020/10/11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11796" table:style-name="ce6">
            <text:p>11,796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17397" table:style-name="ce6">
            <text:p>17,397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127604" table:style-name="ce6">
            <text:p>127,604<text:s/></text:p>
          </table:table-cell>
          <table:table-cell office:value-type="float" office:value="38247" table:style-name="ce6">
            <text:p>38,24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2594" table:style-name="ce6">
            <text:p>22,594<text:s/></text:p>
          </table:table-cell>
          <table:table-cell office:value-type="float" office:value="20396" table:style-name="ce6">
            <text:p>20,396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35149" table:style-name="ce6">
            <text:p>35,149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0136" table:style-name="ce6">
            <text:p>20,136<text:s/></text:p>
          </table:table-cell>
          <table:table-cell office:value-type="float" office:value="32492" table:style-name="ce6">
            <text:p>32,492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1887" table:style-name="ce6">
            <text:p>51,887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45829" table:style-name="ce6">
            <text:p>45,829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1647" table:style-name="ce6">
            <text:p>21,647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3025" table:style-name="ce6">
            <text:p>3,025<text:s/></text:p>
          </table:table-cell>
          <table:table-cell table:number-columns-repeated="16264"/>
        </table:table-row>
        <table:table-row table:style-name="ro2">
          <table:table-cell office:value-type="date" office:date-value="2020-10-12T00:00:00" table:style-name="ce5">
            <text:p>2020/10/12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42117" table:style-name="ce6">
            <text:p>42,117<text:s/></text:p>
          </table:table-cell>
          <table:table-cell office:value-type="float" office:value="37176" table:style-name="ce6">
            <text:p>37,176<text:s/></text:p>
          </table:table-cell>
          <table:table-cell office:value-type="float" office:value="25699" table:style-name="ce6">
            <text:p>25,69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28775" table:style-name="ce6">
            <text:p>28,775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32981" table:style-name="ce6">
            <text:p>32,981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36338" table:style-name="ce6">
            <text:p>36,338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15628" table:style-name="ce6">
            <text:p>115,628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21805" table:style-name="ce6">
            <text:p>21,805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32496" table:style-name="ce6">
            <text:p>32,496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32130" table:style-name="ce6">
            <text:p>32,13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6308" table:style-name="ce6">
            <text:p>26,308<text:s/></text:p>
          </table:table-cell>
          <table:table-cell office:value-type="float" office:value="38904" table:style-name="ce6">
            <text:p>38,904<text:s/></text:p>
          </table:table-cell>
          <table:table-cell office:value-type="float" office:value="39627" table:style-name="ce6">
            <text:p>39,627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22349" table:style-name="ce6">
            <text:p>22,349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31570" table:style-name="ce6">
            <text:p>31,570<text:s/></text:p>
          </table:table-cell>
          <table:table-cell office:value-type="float" office:value="19188" table:style-name="ce6">
            <text:p>19,188<text:s/></text:p>
          </table:table-cell>
          <table:table-cell office:value-type="float" office:value="59842" table:style-name="ce6">
            <text:p>59,842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2660" table:style-name="ce6">
            <text:p>22,660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17172" table:style-name="ce6">
            <text:p>17,172<text:s/></text:p>
          </table:table-cell>
          <table:table-cell office:value-type="float" office:value="28312" table:style-name="ce6">
            <text:p>28,312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3875" table:style-name="ce6">
            <text:p>3,875<text:s/></text:p>
          </table:table-cell>
          <table:table-cell table:number-columns-repeated="16264"/>
        </table:table-row>
        <table:table-row table:style-name="ro2">
          <table:table-cell office:value-type="date" office:date-value="2020-10-13T00:00:00" table:style-name="ce5">
            <text:p>2020/10/13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44650" table:style-name="ce6">
            <text:p>44,650<text:s/></text:p>
          </table:table-cell>
          <table:table-cell office:value-type="float" office:value="41357" table:style-name="ce6">
            <text:p>41,357<text:s/></text:p>
          </table:table-cell>
          <table:table-cell office:value-type="float" office:value="27031" table:style-name="ce6">
            <text:p>27,031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7945" table:style-name="ce6">
            <text:p>17,945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34573" table:style-name="ce6">
            <text:p>34,573<text:s/></text:p>
          </table:table-cell>
          <table:table-cell office:value-type="float" office:value="26273" table:style-name="ce6">
            <text:p>26,273<text:s/></text:p>
          </table:table-cell>
          <table:table-cell office:value-type="float" office:value="12095" table:style-name="ce6">
            <text:p>12,095<text:s/></text:p>
          </table:table-cell>
          <table:table-cell office:value-type="float" office:value="37894" table:style-name="ce6">
            <text:p>37,894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117543" table:style-name="ce6">
            <text:p>117,543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26950" table:style-name="ce6">
            <text:p>26,950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32928" table:style-name="ce6">
            <text:p>32,928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30845" table:style-name="ce6">
            <text:p>30,845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40607" table:style-name="ce6">
            <text:p>40,607<text:s/></text:p>
          </table:table-cell>
          <table:table-cell office:value-type="float" office:value="41427" table:style-name="ce6">
            <text:p>41,427<text:s/></text:p>
          </table:table-cell>
          <table:table-cell office:value-type="float" office:value="26989" table:style-name="ce6">
            <text:p>26,989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53265" table:style-name="ce6">
            <text:p>53,265<text:s/></text:p>
          </table:table-cell>
          <table:table-cell office:value-type="float" office:value="24353" table:style-name="ce6">
            <text:p>24,353<text:s/></text:p>
          </table:table-cell>
          <table:table-cell office:value-type="float" office:value="31606" table:style-name="ce6">
            <text:p>31,606<text:s/></text:p>
          </table:table-cell>
          <table:table-cell office:value-type="float" office:value="33693" table:style-name="ce6">
            <text:p>33,693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62698" table:style-name="ce6">
            <text:p>62,698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25726" table:style-name="ce6">
            <text:p>25,726<text:s/></text:p>
          </table:table-cell>
          <table:table-cell office:value-type="float" office:value="20064" table:style-name="ce6">
            <text:p>20,064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5288" table:style-name="ce6">
            <text:p>5,288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29942" table:style-name="ce6">
            <text:p>29,942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4004" table:style-name="ce6">
            <text:p>4,004<text:s/></text:p>
          </table:table-cell>
          <table:table-cell table:number-columns-repeated="16264"/>
        </table:table-row>
        <table:table-row table:style-name="ro2">
          <table:table-cell office:value-type="date" office:date-value="2020-10-14T00:00:00" table:style-name="ce5">
            <text:p>2020/10/14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44168" table:style-name="ce6">
            <text:p>44,168<text:s/></text:p>
          </table:table-cell>
          <table:table-cell office:value-type="float" office:value="41989" table:style-name="ce6">
            <text:p>41,989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5343" table:style-name="ce6">
            <text:p>15,34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35134" table:style-name="ce6">
            <text:p>35,134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24579" table:style-name="ce6">
            <text:p>24,579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17787" table:style-name="ce6">
            <text:p>17,787<text:s/></text:p>
          </table:table-cell>
          <table:table-cell office:value-type="float" office:value="34492" table:style-name="ce6">
            <text:p>34,492<text:s/></text:p>
          </table:table-cell>
          <table:table-cell office:value-type="float" office:value="25930" table:style-name="ce6">
            <text:p>25,930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37304" table:style-name="ce6">
            <text:p>37,304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118393" table:style-name="ce6">
            <text:p>118,393<text:s/></text:p>
          </table:table-cell>
          <table:table-cell office:value-type="float" office:value="40918" table:style-name="ce6">
            <text:p>40,918<text:s/></text:p>
          </table:table-cell>
          <table:table-cell office:value-type="float" office:value="22851" table:style-name="ce6">
            <text:p>22,851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27692" table:style-name="ce6">
            <text:p>27,692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33672" table:style-name="ce6">
            <text:p>33,672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4656" table:style-name="ce6">
            <text:p>24,656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39949" table:style-name="ce6">
            <text:p>39,949<text:s/></text:p>
          </table:table-cell>
          <table:table-cell office:value-type="float" office:value="41048" table:style-name="ce6">
            <text:p>41,04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26574" table:style-name="ce6">
            <text:p>26,574<text:s/></text:p>
          </table:table-cell>
          <table:table-cell office:value-type="float" office:value="55957" table:style-name="ce6">
            <text:p>55,957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30929" table:style-name="ce6">
            <text:p>30,929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62361" table:style-name="ce6">
            <text:p>62,361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5192" table:style-name="ce6">
            <text:p>25,192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39645" table:style-name="ce6">
            <text:p>39,645<text:s/></text:p>
          </table:table-cell>
          <table:table-cell office:value-type="float" office:value="24270" table:style-name="ce6">
            <text:p>24,270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30105" table:style-name="ce6">
            <text:p>30,105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0-10-15T00:00:00" table:style-name="ce5">
            <text:p>2020/10/15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44580" table:style-name="ce6">
            <text:p>44,580<text:s/></text:p>
          </table:table-cell>
          <table:table-cell office:value-type="float" office:value="41993" table:style-name="ce6">
            <text:p>41,993<text:s/></text:p>
          </table:table-cell>
          <table:table-cell office:value-type="float" office:value="27030" table:style-name="ce6">
            <text:p>27,030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37776" table:style-name="ce6">
            <text:p>37,776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591" table:style-name="ce6">
            <text:p>11,591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24662" table:style-name="ce6">
            <text:p>24,662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34694" table:style-name="ce6">
            <text:p>34,694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124021" table:style-name="ce6">
            <text:p>124,021<text:s/></text:p>
          </table:table-cell>
          <table:table-cell office:value-type="float" office:value="41337" table:style-name="ce6">
            <text:p>41,337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27769" table:style-name="ce6">
            <text:p>27,769<text:s/></text:p>
          </table:table-cell>
          <table:table-cell office:value-type="float" office:value="23610" table:style-name="ce6">
            <text:p>23,610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32939" table:style-name="ce6">
            <text:p>32,939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3185" table:style-name="ce6">
            <text:p>23,185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40744" table:style-name="ce6">
            <text:p>40,744<text:s/></text:p>
          </table:table-cell>
          <table:table-cell office:value-type="float" office:value="40857" table:style-name="ce6">
            <text:p>40,857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53966" table:style-name="ce6">
            <text:p>53,966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34586" table:style-name="ce6">
            <text:p>34,586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66885" table:style-name="ce6">
            <text:p>66,885<text:s/></text:p>
          </table:table-cell>
          <table:table-cell office:value-type="float" office:value="21121" table:style-name="ce6">
            <text:p>21,121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9709" table:style-name="ce6">
            <text:p>19,709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39682" table:style-name="ce6">
            <text:p>39,682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5278" table:style-name="ce6">
            <text:p>25,278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6130" table:style-name="ce6">
            <text:p>16,130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1980" table:style-name="ce6">
            <text:p>11,980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30274" table:style-name="ce6">
            <text:p>30,274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1436" table:style-name="ce6">
            <text:p>11,436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76" table:style-name="ce6">
            <text:p>3,976<text:s/></text:p>
          </table:table-cell>
          <table:table-cell table:number-columns-repeated="16264"/>
        </table:table-row>
        <table:table-row table:style-name="ro2">
          <table:table-cell office:value-type="date" office:date-value="2020-10-16T00:00:00" table:style-name="ce5">
            <text:p>2020/10/16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47513" table:style-name="ce6">
            <text:p>47,513<text:s/></text:p>
          </table:table-cell>
          <table:table-cell office:value-type="float" office:value="48119" table:style-name="ce6">
            <text:p>48,119<text:s/></text:p>
          </table:table-cell>
          <table:table-cell office:value-type="float" office:value="28629" table:style-name="ce6">
            <text:p>28,629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8330" table:style-name="ce6">
            <text:p>18,330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19252" table:style-name="ce6">
            <text:p>19,252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31426" table:style-name="ce6">
            <text:p>31,426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7948" table:style-name="ce6">
            <text:p>27,948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39916" table:style-name="ce6">
            <text:p>39,916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1619" table:style-name="ce6">
            <text:p>21,619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60339" table:style-name="ce6">
            <text:p>160,339<text:s/></text:p>
          </table:table-cell>
          <table:table-cell office:value-type="float" office:value="48558" table:style-name="ce6">
            <text:p>48,558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9734" table:style-name="ce6">
            <text:p>29,734<text:s/></text:p>
          </table:table-cell>
          <table:table-cell office:value-type="float" office:value="30029" table:style-name="ce6">
            <text:p>30,029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30207" table:style-name="ce6">
            <text:p>30,207<text:s/></text:p>
          </table:table-cell>
          <table:table-cell office:value-type="float" office:value="45616" table:style-name="ce6">
            <text:p>45,616<text:s/></text:p>
          </table:table-cell>
          <table:table-cell office:value-type="float" office:value="42346" table:style-name="ce6">
            <text:p>42,346<text:s/></text:p>
          </table:table-cell>
          <table:table-cell office:value-type="float" office:value="28457" table:style-name="ce6">
            <text:p>28,457<text:s/></text:p>
          </table:table-cell>
          <table:table-cell office:value-type="float" office:value="28285" table:style-name="ce6">
            <text:p>28,285<text:s/></text:p>
          </table:table-cell>
          <table:table-cell office:value-type="float" office:value="64778" table:style-name="ce6">
            <text:p>64,778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76924" table:style-name="ce6">
            <text:p>76,924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24631" table:style-name="ce6">
            <text:p>24,631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31101" table:style-name="ce6">
            <text:p>31,101<text:s/></text:p>
          </table:table-cell>
          <table:table-cell office:value-type="float" office:value="22100" table:style-name="ce6">
            <text:p>22,100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41591" table:style-name="ce6">
            <text:p>41,591<text:s/></text:p>
          </table:table-cell>
          <table:table-cell office:value-type="float" office:value="25449" table:style-name="ce6">
            <text:p>25,449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24892" table:style-name="ce6">
            <text:p>24,892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240" table:style-name="ce6">
            <text:p>4,240<text:s/></text:p>
          </table:table-cell>
          <table:table-cell table:number-columns-repeated="16264"/>
        </table:table-row>
        <table:table-row table:style-name="ro2">
          <table:table-cell office:value-type="date" office:date-value="2020-10-17T00:00:00" table:style-name="ce5">
            <text:p>2020/10/17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46783" table:style-name="ce6">
            <text:p>46,783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30659" table:style-name="ce6">
            <text:p>30,659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32031" table:style-name="ce6">
            <text:p>32,031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8080" table:style-name="ce6">
            <text:p>18,080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55599" table:style-name="ce6">
            <text:p>155,599<text:s/></text:p>
          </table:table-cell>
          <table:table-cell office:value-type="float" office:value="51479" table:style-name="ce6">
            <text:p>51,479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46983" table:style-name="ce6">
            <text:p>46,983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31944" table:style-name="ce6">
            <text:p>31,944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41977" table:style-name="ce6">
            <text:p>41,977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8676" table:style-name="ce6">
            <text:p>28,676<text:s/></text:p>
          </table:table-cell>
          <table:table-cell office:value-type="float" office:value="74298" table:style-name="ce6">
            <text:p>74,298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34399" table:style-name="ce6">
            <text:p>34,399<text:s/></text:p>
          </table:table-cell>
          <table:table-cell office:value-type="float" office:value="35713" table:style-name="ce6">
            <text:p>35,713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66951" table:style-name="ce6">
            <text:p>66,951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8308" table:style-name="ce6">
            <text:p>18,308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30465" table:style-name="ce6">
            <text:p>30,46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21674" table:style-name="ce6">
            <text:p>21,674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231" table:style-name="ce6">
            <text:p>3,231<text:s/></text:p>
          </table:table-cell>
          <table:table-cell table:number-columns-repeated="16264"/>
        </table:table-row>
        <table:table-row table:style-name="ro2">
          <table:table-cell office:value-type="date" office:date-value="2020-10-18T00:00:00" table:style-name="ce5">
            <text:p>2020/10/18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35081" table:style-name="ce6">
            <text:p>35,081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024" table:style-name="ce6">
            <text:p>6,02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8866" table:style-name="ce6">
            <text:p>28,866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45282" table:style-name="ce6">
            <text:p>145,282<text:s/></text:p>
          </table:table-cell>
          <table:table-cell office:value-type="float" office:value="41234" table:style-name="ce6">
            <text:p>41,234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39797" table:style-name="ce6">
            <text:p>39,797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7733" table:style-name="ce6">
            <text:p>17,733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23096" table:style-name="ce6">
            <text:p>23,096<text:s/></text:p>
          </table:table-cell>
          <table:table-cell office:value-type="float" office:value="36953" table:style-name="ce6">
            <text:p>36,953<text:s/></text:p>
          </table:table-cell>
          <table:table-cell office:value-type="float" office:value="27100" table:style-name="ce6">
            <text:p>27,100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23458" table:style-name="ce6">
            <text:p>23,458<text:s/></text:p>
          </table:table-cell>
          <table:table-cell office:value-type="float" office:value="58180" table:style-name="ce6">
            <text:p>58,180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5133" table:style-name="ce6">
            <text:p>25,133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52945" table:style-name="ce6">
            <text:p>52,945<text:s/></text:p>
          </table:table-cell>
          <table:table-cell office:value-type="float" office:value="14369" table:style-name="ce6">
            <text:p>14,369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4944" table:style-name="ce6">
            <text:p>14,944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3119" table:style-name="ce6">
            <text:p>3,119<text:s/></text:p>
          </table:table-cell>
          <table:table-cell table:number-columns-repeated="16264"/>
        </table:table-row>
        <table:table-row table:style-name="ro2">
          <table:table-cell office:value-type="date" office:date-value="2020-10-19T00:00:00" table:style-name="ce5">
            <text:p>2020/10/19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42722" table:style-name="ce6">
            <text:p>42,722<text:s/></text:p>
          </table:table-cell>
          <table:table-cell office:value-type="float" office:value="38951" table:style-name="ce6">
            <text:p>38,951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8397" table:style-name="ce6">
            <text:p>28,397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33274" table:style-name="ce6">
            <text:p>33,274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6546" table:style-name="ce6">
            <text:p>36,546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24982" table:style-name="ce6">
            <text:p>24,982<text:s/></text:p>
          </table:table-cell>
          <table:table-cell office:value-type="float" office:value="119052" table:style-name="ce6">
            <text:p>119,052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26840" table:style-name="ce6">
            <text:p>26,840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32380" table:style-name="ce6">
            <text:p>32,380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31675" table:style-name="ce6">
            <text:p>31,675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26404" table:style-name="ce6">
            <text:p>26,404<text:s/></text:p>
          </table:table-cell>
          <table:table-cell office:value-type="float" office:value="39191" table:style-name="ce6">
            <text:p>39,191<text:s/></text:p>
          </table:table-cell>
          <table:table-cell office:value-type="float" office:value="39832" table:style-name="ce6">
            <text:p>39,832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50514" table:style-name="ce6">
            <text:p>50,514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31669" table:style-name="ce6">
            <text:p>31,669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60545" table:style-name="ce6">
            <text:p>60,545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6340" table:style-name="ce6">
            <text:p>16,340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9010" table:style-name="ce6">
            <text:p>19,01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7719" table:style-name="ce6">
            <text:p>37,719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22577" table:style-name="ce6">
            <text:p>22,57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0-10-20T00:00:00" table:style-name="ce5">
            <text:p>2020/10/20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44541" table:style-name="ce6">
            <text:p>44,541<text:s/></text:p>
          </table:table-cell>
          <table:table-cell office:value-type="float" office:value="40750" table:style-name="ce6">
            <text:p>40,750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29718" table:style-name="ce6">
            <text:p>29,71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38069" table:style-name="ce6">
            <text:p>38,069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19372" table:style-name="ce6">
            <text:p>119,372<text:s/></text:p>
          </table:table-cell>
          <table:table-cell office:value-type="float" office:value="38079" table:style-name="ce6">
            <text:p>38,079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9459" table:style-name="ce6">
            <text:p>19,45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40083" table:style-name="ce6">
            <text:p>40,083<text:s/></text:p>
          </table:table-cell>
          <table:table-cell office:value-type="float" office:value="40868" table:style-name="ce6">
            <text:p>40,868<text:s/></text:p>
          </table:table-cell>
          <table:table-cell office:value-type="float" office:value="27175" table:style-name="ce6">
            <text:p>27,175<text:s/></text:p>
          </table:table-cell>
          <table:table-cell office:value-type="float" office:value="26495" table:style-name="ce6">
            <text:p>26,495<text:s/></text:p>
          </table:table-cell>
          <table:table-cell office:value-type="float" office:value="53352" table:style-name="ce6">
            <text:p>53,352<text:s/></text:p>
          </table:table-cell>
          <table:table-cell office:value-type="float" office:value="24876" table:style-name="ce6">
            <text:p>24,876<text:s/></text:p>
          </table:table-cell>
          <table:table-cell office:value-type="float" office:value="31225" table:style-name="ce6">
            <text:p>31,225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61577" table:style-name="ce6">
            <text:p>61,577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39451" table:style-name="ce6">
            <text:p>39,451<text:s/></text:p>
          </table:table-cell>
          <table:table-cell office:value-type="float" office:value="24077" table:style-name="ce6">
            <text:p>24,077<text:s/></text:p>
          </table:table-cell>
          <table:table-cell office:value-type="float" office:value="25208" table:style-name="ce6">
            <text:p>25,208<text:s/></text:p>
          </table:table-cell>
          <table:table-cell office:value-type="float" office:value="23201" table:style-name="ce6">
            <text:p>23,201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3964" table:style-name="ce6">
            <text:p>3,964<text:s/></text:p>
          </table:table-cell>
          <table:table-cell table:number-columns-repeated="16264"/>
        </table:table-row>
        <table:table-row table:style-name="ro2">
          <table:table-cell office:value-type="date" office:date-value="2020-10-21T00:00:00" table:style-name="ce5">
            <text:p>2020/10/21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44784" table:style-name="ce6">
            <text:p>44,784<text:s/></text:p>
          </table:table-cell>
          <table:table-cell office:value-type="float" office:value="42087" table:style-name="ce6">
            <text:p>42,087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4993" table:style-name="ce6">
            <text:p>34,993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24528" table:style-name="ce6">
            <text:p>24,528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35635" table:style-name="ce6">
            <text:p>35,635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27562" table:style-name="ce6">
            <text:p>27,562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25746" table:style-name="ce6">
            <text:p>25,746<text:s/></text:p>
          </table:table-cell>
          <table:table-cell office:value-type="float" office:value="120460" table:style-name="ce6">
            <text:p>120,460<text:s/></text:p>
          </table:table-cell>
          <table:table-cell office:value-type="float" office:value="39531" table:style-name="ce6">
            <text:p>39,531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27018" table:style-name="ce6">
            <text:p>27,018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33316" table:style-name="ce6">
            <text:p>33,316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40323" table:style-name="ce6">
            <text:p>40,323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27163" table:style-name="ce6">
            <text:p>27,163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53972" table:style-name="ce6">
            <text:p>53,972<text:s/></text:p>
          </table:table-cell>
          <table:table-cell office:value-type="float" office:value="24988" table:style-name="ce6">
            <text:p>24,988<text:s/></text:p>
          </table:table-cell>
          <table:table-cell office:value-type="float" office:value="31626" table:style-name="ce6">
            <text:p>31,626<text:s/></text:p>
          </table:table-cell>
          <table:table-cell office:value-type="float" office:value="34632" table:style-name="ce6">
            <text:p>34,632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62797" table:style-name="ce6">
            <text:p>62,797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16038" table:style-name="ce6">
            <text:p>16,038<text:s/></text:p>
          </table:table-cell>
          <table:table-cell office:value-type="float" office:value="21462" table:style-name="ce6">
            <text:p>21,46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26253" table:style-name="ce6">
            <text:p>26,253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40003" table:style-name="ce6">
            <text:p>40,003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29937" table:style-name="ce6">
            <text:p>29,937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944" table:style-name="ce6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0-22T00:00:00" table:style-name="ce5">
            <text:p>2020/10/22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45230" table:style-name="ce6">
            <text:p>45,230<text:s/></text:p>
          </table:table-cell>
          <table:table-cell office:value-type="float" office:value="42248" table:style-name="ce6">
            <text:p>42,248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84" table:style-name="ce6">
            <text:p>4,684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35546" table:style-name="ce6">
            <text:p>35,546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27840" table:style-name="ce6">
            <text:p>27,840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34997" table:style-name="ce6">
            <text:p>34,997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38128" table:style-name="ce6">
            <text:p>38,128<text:s/></text:p>
          </table:table-cell>
          <table:table-cell office:value-type="float" office:value="27568" table:style-name="ce6">
            <text:p>27,568<text:s/></text:p>
          </table:table-cell>
          <table:table-cell office:value-type="float" office:value="27122" table:style-name="ce6">
            <text:p>27,122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124142" table:style-name="ce6">
            <text:p>124,142<text:s/></text:p>
          </table:table-cell>
          <table:table-cell office:value-type="float" office:value="40717" table:style-name="ce6">
            <text:p>40,717<text:s/></text:p>
          </table:table-cell>
          <table:table-cell office:value-type="float" office:value="22046" table:style-name="ce6">
            <text:p>22,046<text:s/></text:p>
          </table:table-cell>
          <table:table-cell office:value-type="float" office:value="23806" table:style-name="ce6">
            <text:p>23,806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27437" table:style-name="ce6">
            <text:p>27,437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30375" table:style-name="ce6">
            <text:p>30,375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23158" table:style-name="ce6">
            <text:p>23,158<text:s/></text:p>
          </table:table-cell>
          <table:table-cell office:value-type="float" office:value="24672" table:style-name="ce6">
            <text:p>24,672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42367" table:style-name="ce6">
            <text:p>42,367<text:s/></text:p>
          </table:table-cell>
          <table:table-cell office:value-type="float" office:value="41103" table:style-name="ce6">
            <text:p>41,103<text:s/></text:p>
          </table:table-cell>
          <table:table-cell office:value-type="float" office:value="27381" table:style-name="ce6">
            <text:p>27,381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54123" table:style-name="ce6">
            <text:p>54,123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31479" table:style-name="ce6">
            <text:p>31,479<text:s/></text:p>
          </table:table-cell>
          <table:table-cell office:value-type="float" office:value="34508" table:style-name="ce6">
            <text:p>34,508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71482" table:style-name="ce6">
            <text:p>71,482<text:s/></text:p>
          </table:table-cell>
          <table:table-cell office:value-type="float" office:value="21464" table:style-name="ce6">
            <text:p>21,464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6413" table:style-name="ce6">
            <text:p>16,413<text:s/></text:p>
          </table:table-cell>
          <table:table-cell office:value-type="float" office:value="21848" table:style-name="ce6">
            <text:p>21,848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9667" table:style-name="ce6">
            <text:p>39,667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12238" table:style-name="ce6">
            <text:p>12,238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988" table:style-name="ce6">
            <text:p>3,988<text:s/></text:p>
          </table:table-cell>
          <table:table-cell table:number-columns-repeated="16264"/>
        </table:table-row>
        <table:table-row table:style-name="ro2">
          <table:table-cell office:value-type="date" office:date-value="2020-10-23T00:00:00" table:style-name="ce5">
            <text:p>2020/10/23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47472" table:style-name="ce6">
            <text:p>47,472<text:s/></text:p>
          </table:table-cell>
          <table:table-cell office:value-type="float" office:value="49600" table:style-name="ce6">
            <text:p>49,600<text:s/></text:p>
          </table:table-cell>
          <table:table-cell office:value-type="float" office:value="28825" table:style-name="ce6">
            <text:p>28,825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36690" table:style-name="ce6">
            <text:p>36,690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0566" table:style-name="ce6">
            <text:p>30,566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27739" table:style-name="ce6">
            <text:p>27,739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39761" table:style-name="ce6">
            <text:p>39,761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63490" table:style-name="ce6">
            <text:p>163,490<text:s/></text:p>
          </table:table-cell>
          <table:table-cell office:value-type="float" office:value="49285" table:style-name="ce6">
            <text:p>49,285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9154" table:style-name="ce6">
            <text:p>29,154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47028" table:style-name="ce6">
            <text:p>47,028<text:s/></text:p>
          </table:table-cell>
          <table:table-cell office:value-type="float" office:value="42603" table:style-name="ce6">
            <text:p>42,603<text:s/></text:p>
          </table:table-cell>
          <table:table-cell office:value-type="float" office:value="28343" table:style-name="ce6">
            <text:p>28,343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66457" table:style-name="ce6">
            <text:p>66,457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35386" table:style-name="ce6">
            <text:p>35,386<text:s/></text:p>
          </table:table-cell>
          <table:table-cell office:value-type="float" office:value="40066" table:style-name="ce6">
            <text:p>40,066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80900" table:style-name="ce6">
            <text:p>80,900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7343" table:style-name="ce6">
            <text:p>17,34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42177" table:style-name="ce6">
            <text:p>42,177<text:s/></text:p>
          </table:table-cell>
          <table:table-cell office:value-type="float" office:value="25341" table:style-name="ce6">
            <text:p>25,341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223" table:style-name="ce6">
            <text:p>4,223<text:s/></text:p>
          </table:table-cell>
          <table:table-cell table:number-columns-repeated="16264"/>
        </table:table-row>
        <table:table-row table:style-name="ro2">
          <table:table-cell office:value-type="date" office:date-value="2020-10-24T00:00:00" table:style-name="ce5">
            <text:p>2020/10/24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47090" table:style-name="ce6">
            <text:p>47,090<text:s/></text:p>
          </table:table-cell>
          <table:table-cell office:value-type="float" office:value="19895" table:style-name="ce6">
            <text:p>19,895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22658" table:style-name="ce6">
            <text:p>22,658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155390" table:style-name="ce6">
            <text:p>155,390<text:s/></text:p>
          </table:table-cell>
          <table:table-cell office:value-type="float" office:value="51367" table:style-name="ce6">
            <text:p>51,367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34410" table:style-name="ce6">
            <text:p>34,410<text:s/></text:p>
          </table:table-cell>
          <table:table-cell office:value-type="float" office:value="29607" table:style-name="ce6">
            <text:p>29,607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046" table:style-name="ce6">
            <text:p>2,04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8619" table:style-name="ce6">
            <text:p>18,61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42297" table:style-name="ce6">
            <text:p>42,297<text:s/></text:p>
          </table:table-cell>
          <table:table-cell office:value-type="float" office:value="32416" table:style-name="ce6">
            <text:p>32,416<text:s/></text:p>
          </table:table-cell>
          <table:table-cell office:value-type="float" office:value="23212" table:style-name="ce6">
            <text:p>23,212<text:s/></text:p>
          </table:table-cell>
          <table:table-cell office:value-type="float" office:value="30445" table:style-name="ce6">
            <text:p>30,445<text:s/></text:p>
          </table:table-cell>
          <table:table-cell office:value-type="float" office:value="73959" table:style-name="ce6">
            <text:p>73,959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35894" table:style-name="ce6">
            <text:p>35,894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72590" table:style-name="ce6">
            <text:p>72,590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32144" table:style-name="ce6">
            <text:p>32,144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01" table:style-name="ce6">
            <text:p>901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350" table:style-name="ce6">
            <text:p>3,350<text:s/></text:p>
          </table:table-cell>
          <table:table-cell table:number-columns-repeated="16264"/>
        </table:table-row>
        <table:table-row table:style-name="ro2">
          <table:table-cell office:value-type="date" office:date-value="2020-10-25T00:00:00" table:style-name="ce5">
            <text:p>2020/10/25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35631" table:style-name="ce6">
            <text:p>35,63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9720" table:style-name="ce6">
            <text:p>29,720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37153" table:style-name="ce6">
            <text:p>137,153<text:s/></text:p>
          </table:table-cell>
          <table:table-cell office:value-type="float" office:value="39741" table:style-name="ce6">
            <text:p>39,741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17608" table:style-name="ce6">
            <text:p>17,608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21051" table:style-name="ce6">
            <text:p>21,051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36220" table:style-name="ce6">
            <text:p>36,220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4928" table:style-name="ce6">
            <text:p>34,928<text:s/></text:p>
          </table:table-cell>
          <table:table-cell office:value-type="float" office:value="26801" table:style-name="ce6">
            <text:p>26,801<text:s/></text:p>
          </table:table-cell>
          <table:table-cell office:value-type="float" office:value="18436" table:style-name="ce6">
            <text:p>18,436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58343" table:style-name="ce6">
            <text:p>58,343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55217" table:style-name="ce6">
            <text:p>55,217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14104" table:style-name="ce6">
            <text:p>14,10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3093" table:style-name="ce6">
            <text:p>3,093<text:s/></text:p>
          </table:table-cell>
          <table:table-cell table:number-columns-repeated="16264"/>
        </table:table-row>
        <table:table-row table:style-name="ro2">
          <table:table-cell office:value-type="date" office:date-value="2020-10-26T00:00:00" table:style-name="ce5">
            <text:p>2020/10/26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41985" table:style-name="ce6">
            <text:p>41,985<text:s/></text:p>
          </table:table-cell>
          <table:table-cell office:value-type="float" office:value="38945" table:style-name="ce6">
            <text:p>38,945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32739" table:style-name="ce6">
            <text:p>32,739<text:s/></text:p>
          </table:table-cell>
          <table:table-cell office:value-type="float" office:value="26905" table:style-name="ce6">
            <text:p>26,905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36384" table:style-name="ce6">
            <text:p>36,384<text:s/></text:p>
          </table:table-cell>
          <table:table-cell office:value-type="float" office:value="26366" table:style-name="ce6">
            <text:p>26,366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119669" table:style-name="ce6">
            <text:p>119,669<text:s/></text:p>
          </table:table-cell>
          <table:table-cell office:value-type="float" office:value="36328" table:style-name="ce6">
            <text:p>36,328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7873" table:style-name="ce6">
            <text:p>27,873<text:s/></text:p>
          </table:table-cell>
          <table:table-cell office:value-type="float" office:value="26782" table:style-name="ce6">
            <text:p>26,782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39126" table:style-name="ce6">
            <text:p>39,126<text:s/></text:p>
          </table:table-cell>
          <table:table-cell office:value-type="float" office:value="39607" table:style-name="ce6">
            <text:p>39,607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51381" table:style-name="ce6">
            <text:p>51,381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31406" table:style-name="ce6">
            <text:p>31,406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62203" table:style-name="ce6">
            <text:p>62,203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18592" table:style-name="ce6">
            <text:p>18,592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37277" table:style-name="ce6">
            <text:p>37,277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867" table:style-name="ce6">
            <text:p>3,867<text:s/></text:p>
          </table:table-cell>
          <table:table-cell table:number-columns-repeated="16264"/>
        </table:table-row>
        <table:table-row table:style-name="ro2">
          <table:table-cell office:value-type="date" office:date-value="2020-10-27T00:00:00" table:style-name="ce5">
            <text:p>2020/10/27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43452" table:style-name="ce6">
            <text:p>43,452<text:s/></text:p>
          </table:table-cell>
          <table:table-cell office:value-type="float" office:value="40611" table:style-name="ce6">
            <text:p>40,611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24489" table:style-name="ce6">
            <text:p>24,489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27786" table:style-name="ce6">
            <text:p>27,786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37467" table:style-name="ce6">
            <text:p>37,467<text:s/></text:p>
          </table:table-cell>
          <table:table-cell office:value-type="float" office:value="27226" table:style-name="ce6">
            <text:p>27,226<text:s/></text:p>
          </table:table-cell>
          <table:table-cell office:value-type="float" office:value="26969" table:style-name="ce6">
            <text:p>26,969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118171" table:style-name="ce6">
            <text:p>118,171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1942" table:style-name="ce6">
            <text:p>21,942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3116" table:style-name="ce6">
            <text:p>23,116<text:s/></text:p>
          </table:table-cell>
          <table:table-cell office:value-type="float" office:value="13574" table:style-name="ce6">
            <text:p>13,574<text:s/></text:p>
          </table:table-cell>
          <table:table-cell office:value-type="float" office:value="32989" table:style-name="ce6">
            <text:p>32,98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9848" table:style-name="ce6">
            <text:p>19,848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2747" table:style-name="ce6">
            <text:p>32,74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39573" table:style-name="ce6">
            <text:p>39,573<text:s/></text:p>
          </table:table-cell>
          <table:table-cell office:value-type="float" office:value="40854" table:style-name="ce6">
            <text:p>40,854<text:s/></text:p>
          </table:table-cell>
          <table:table-cell office:value-type="float" office:value="26997" table:style-name="ce6">
            <text:p>26,997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52297" table:style-name="ce6">
            <text:p>52,297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30430" table:style-name="ce6">
            <text:p>30,430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63395" table:style-name="ce6">
            <text:p>63,395<text:s/></text:p>
          </table:table-cell>
          <table:table-cell office:value-type="float" office:value="21199" table:style-name="ce6">
            <text:p>21,199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38421" table:style-name="ce6">
            <text:p>38,421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29688" table:style-name="ce6">
            <text:p>29,688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931" table:style-name="ce6">
            <text:p>3,931<text:s/></text:p>
          </table:table-cell>
          <table:table-cell table:number-columns-repeated="16264"/>
        </table:table-row>
        <table:table-row table:style-name="ro2">
          <table:table-cell office:value-type="date" office:date-value="2020-10-28T00:00:00" table:style-name="ce5">
            <text:p>2020/10/28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44109" table:style-name="ce6">
            <text:p>44,109<text:s/></text:p>
          </table:table-cell>
          <table:table-cell office:value-type="float" office:value="42241" table:style-name="ce6">
            <text:p>42,241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5191" table:style-name="ce6">
            <text:p>15,191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34482" table:style-name="ce6">
            <text:p>34,482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7114" table:style-name="ce6">
            <text:p>27,114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19839" table:style-name="ce6">
            <text:p>119,839<text:s/></text:p>
          </table:table-cell>
          <table:table-cell office:value-type="float" office:value="39894" table:style-name="ce6">
            <text:p>39,894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33653" table:style-name="ce6">
            <text:p>33,653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20070" table:style-name="ce6">
            <text:p>20,070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32730" table:style-name="ce6">
            <text:p>32,730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40014" table:style-name="ce6">
            <text:p>40,014<text:s/></text:p>
          </table:table-cell>
          <table:table-cell office:value-type="float" office:value="40999" table:style-name="ce6">
            <text:p>40,999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54261" table:style-name="ce6">
            <text:p>54,261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30957" table:style-name="ce6">
            <text:p>30,957<text:s/></text:p>
          </table:table-cell>
          <table:table-cell office:value-type="float" office:value="33962" table:style-name="ce6">
            <text:p>33,962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64505" table:style-name="ce6">
            <text:p>64,505<text:s/></text:p>
          </table:table-cell>
          <table:table-cell office:value-type="float" office:value="21018" table:style-name="ce6">
            <text:p>21,018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19142" table:style-name="ce6">
            <text:p>19,142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7979" table:style-name="ce6">
            <text:p>7,979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38996" table:style-name="ce6">
            <text:p>38,996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5646" table:style-name="ce6">
            <text:p>15,646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29608" table:style-name="ce6">
            <text:p>29,608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929" table:style-name="ce6">
            <text:p>3,929<text:s/></text:p>
          </table:table-cell>
          <table:table-cell table:number-columns-repeated="16264"/>
        </table:table-row>
        <table:table-row table:style-name="ro2">
          <table:table-cell office:value-type="date" office:date-value="2020-10-29T00:00:00" table:style-name="ce5">
            <text:p>2020/10/29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43724" table:style-name="ce6">
            <text:p>43,724<text:s/></text:p>
          </table:table-cell>
          <table:table-cell office:value-type="float" office:value="43070" table:style-name="ce6">
            <text:p>43,070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29546" table:style-name="ce6">
            <text:p>29,546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25154" table:style-name="ce6">
            <text:p>25,154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7136" table:style-name="ce6">
            <text:p>37,136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122744" table:style-name="ce6">
            <text:p>122,744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27181" table:style-name="ce6">
            <text:p>27,181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822" table:style-name="ce6">
            <text:p>27,822<text:s/></text:p>
          </table:table-cell>
          <table:table-cell office:value-type="float" office:value="23190" table:style-name="ce6">
            <text:p>23,190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4252" table:style-name="ce6">
            <text:p>24,252<text:s/></text:p>
          </table:table-cell>
          <table:table-cell office:value-type="float" office:value="27375" table:style-name="ce6">
            <text:p>27,375<text:s/></text:p>
          </table:table-cell>
          <table:table-cell office:value-type="float" office:value="40434" table:style-name="ce6">
            <text:p>40,434<text:s/></text:p>
          </table:table-cell>
          <table:table-cell office:value-type="float" office:value="40748" table:style-name="ce6">
            <text:p>40,748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55743" table:style-name="ce6">
            <text:p>55,743<text:s/></text:p>
          </table:table-cell>
          <table:table-cell office:value-type="float" office:value="24086" table:style-name="ce6">
            <text:p>24,086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65038" table:style-name="ce6">
            <text:p>65,038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9326" table:style-name="ce6">
            <text:p>39,32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28962" table:style-name="ce6">
            <text:p>28,962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2953" table:style-name="ce6">
            <text:p>12,953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849" table:style-name="ce6">
            <text:p>3,849<text:s/></text:p>
          </table:table-cell>
          <table:table-cell table:number-columns-repeated="16264"/>
        </table:table-row>
        <table:table-row table:style-name="ro2">
          <table:table-cell office:value-type="date" office:date-value="2020-10-30T00:00:00" table:style-name="ce5">
            <text:p>2020/10/30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46259" table:style-name="ce6">
            <text:p>46,259<text:s/></text:p>
          </table:table-cell>
          <table:table-cell office:value-type="float" office:value="50250" table:style-name="ce6">
            <text:p>50,250<text:s/></text:p>
          </table:table-cell>
          <table:table-cell office:value-type="float" office:value="27854" table:style-name="ce6">
            <text:p>27,854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42610" table:style-name="ce6">
            <text:p>42,61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35591" table:style-name="ce6">
            <text:p>35,591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61441" table:style-name="ce6">
            <text:p>161,441<text:s/></text:p>
          </table:table-cell>
          <table:table-cell office:value-type="float" office:value="47324" table:style-name="ce6">
            <text:p>47,324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4597" table:style-name="ce6">
            <text:p>24,597<text:s/></text:p>
          </table:table-cell>
          <table:table-cell office:value-type="float" office:value="29183" table:style-name="ce6">
            <text:p>29,183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13614" table:style-name="ce6">
            <text:p>13,614<text:s/></text:p>
          </table:table-cell>
          <table:table-cell office:value-type="float" office:value="33798" table:style-name="ce6">
            <text:p>33,798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33837" table:style-name="ce6">
            <text:p>33,837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9734" table:style-name="ce6">
            <text:p>29,734<text:s/></text:p>
          </table:table-cell>
          <table:table-cell office:value-type="float" office:value="46489" table:style-name="ce6">
            <text:p>46,489<text:s/></text:p>
          </table:table-cell>
          <table:table-cell office:value-type="float" office:value="41922" table:style-name="ce6">
            <text:p>41,922<text:s/></text:p>
          </table:table-cell>
          <table:table-cell office:value-type="float" office:value="28448" table:style-name="ce6">
            <text:p>28,448<text:s/></text:p>
          </table:table-cell>
          <table:table-cell office:value-type="float" office:value="28493" table:style-name="ce6">
            <text:p>28,493<text:s/></text:p>
          </table:table-cell>
          <table:table-cell office:value-type="float" office:value="71963" table:style-name="ce6">
            <text:p>71,963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34784" table:style-name="ce6">
            <text:p>34,784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75769" table:style-name="ce6">
            <text:p>75,769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14721" table:style-name="ce6">
            <text:p>14,721<text:s/></text:p>
          </table:table-cell>
          <table:table-cell office:value-type="float" office:value="30481" table:style-name="ce6">
            <text:p>30,481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40994" table:style-name="ce6">
            <text:p>40,994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5359" table:style-name="ce6">
            <text:p>15,359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30789" table:style-name="ce6">
            <text:p>30,789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4277" table:style-name="ce6">
            <text:p>4,277<text:s/></text:p>
          </table:table-cell>
          <table:table-cell table:number-columns-repeated="16264"/>
        </table:table-row>
        <table:table-row table:style-name="ro2">
          <table:table-cell office:value-type="date" office:date-value="2020-10-31T00:00:00" table:style-name="ce5">
            <text:p>2020/10/31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49264" table:style-name="ce6">
            <text:p>49,264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32660" table:style-name="ce6">
            <text:p>32,660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0466" table:style-name="ce6">
            <text:p>30,466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32568" table:style-name="ce6">
            <text:p>32,568<text:s/></text:p>
          </table:table-cell>
          <table:table-cell office:value-type="float" office:value="23050" table:style-name="ce6">
            <text:p>23,050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18611" table:style-name="ce6">
            <text:p>18,611<text:s/></text:p>
          </table:table-cell>
          <table:table-cell office:value-type="float" office:value="12616" table:style-name="ce6">
            <text:p>12,616<text:s/></text:p>
          </table:table-cell>
          <table:table-cell office:value-type="float" office:value="156221" table:style-name="ce6">
            <text:p>156,221<text:s/></text:p>
          </table:table-cell>
          <table:table-cell office:value-type="float" office:value="47672" table:style-name="ce6">
            <text:p>47,672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30686" table:style-name="ce6">
            <text:p>30,686<text:s/></text:p>
          </table:table-cell>
          <table:table-cell office:value-type="float" office:value="29242" table:style-name="ce6">
            <text:p>29,242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6306" table:style-name="ce6">
            <text:p>26,306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26010" table:style-name="ce6">
            <text:p>26,01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36136" table:style-name="ce6">
            <text:p>36,13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34762" table:style-name="ce6">
            <text:p>34,762<text:s/></text:p>
          </table:table-cell>
          <table:table-cell office:value-type="float" office:value="43253" table:style-name="ce6">
            <text:p>43,253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23221" table:style-name="ce6">
            <text:p>23,221<text:s/></text:p>
          </table:table-cell>
          <table:table-cell office:value-type="float" office:value="32634" table:style-name="ce6">
            <text:p>32,634<text:s/></text:p>
          </table:table-cell>
          <table:table-cell office:value-type="float" office:value="90152" table:style-name="ce6">
            <text:p>90,152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33511" table:style-name="ce6">
            <text:p>33,511<text:s/></text:p>
          </table:table-cell>
          <table:table-cell office:value-type="float" office:value="38533" table:style-name="ce6">
            <text:p>38,533<text:s/></text:p>
          </table:table-cell>
          <table:table-cell office:value-type="float" office:value="25563" table:style-name="ce6">
            <text:p>25,563<text:s/></text:p>
          </table:table-cell>
          <table:table-cell office:value-type="float" office:value="95552" table:style-name="ce6">
            <text:p>95,552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31709" table:style-name="ce6">
            <text:p>31,709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22163" table:style-name="ce6">
            <text:p>22,163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0456" table:style-name="ce6">
            <text:p>10,456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251" table:style-name="ce6">
            <text:p>3,251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0-01T00:00:00" table:style-name="ce5">
            <text:p>2020/10/1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32823" table:style-name="ce6">
            <text:p>32,82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19957" table:style-name="ce6">
            <text:p>19,95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102230" table:style-name="ce6">
            <text:p>102,230<text:s/></text:p>
          </table:table-cell>
          <table:table-cell office:value-type="float" office:value="37134" table:style-name="ce6">
            <text:p>37,134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6391" table:style-name="ce6">
            <text:p>16,39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7855" table:style-name="ce6">
            <text:p>17,855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39692" table:style-name="ce6">
            <text:p>39,692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7714" table:style-name="ce6">
            <text:p>27,714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49561" table:style-name="ce6">
            <text:p>49,561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43712" table:style-name="ce6">
            <text:p>43,712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17" table:style-name="ce6">
            <text:p>617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632" table:style-name="ce6">
            <text:p>2,632<text:s/></text:p>
          </table:table-cell>
          <table:table-cell table:number-columns-repeated="16264"/>
        </table:table-row>
        <table:table-row table:style-name="ro2">
          <table:table-cell office:value-type="date" office:date-value="2020-10-02T00:00:00" table:style-name="ce5">
            <text:p>2020/10/2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36644" table:style-name="ce6">
            <text:p>36,644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5728" table:style-name="ce6">
            <text:p>25,728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18351" table:style-name="ce6">
            <text:p>18,351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121645" table:style-name="ce6">
            <text:p>121,645<text:s/></text:p>
          </table:table-cell>
          <table:table-cell office:value-type="float" office:value="40234" table:style-name="ce6">
            <text:p>40,234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25370" table:style-name="ce6">
            <text:p>25,370<text:s/></text:p>
          </table:table-cell>
          <table:table-cell office:value-type="float" office:value="22065" table:style-name="ce6">
            <text:p>22,065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47111" table:style-name="ce6">
            <text:p>47,111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30892" table:style-name="ce6">
            <text:p>30,892<text:s/></text:p>
          </table:table-cell>
          <table:table-cell office:value-type="float" office:value="25345" table:style-name="ce6">
            <text:p>25,345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56238" table:style-name="ce6">
            <text:p>56,238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47988" table:style-name="ce6">
            <text:p>47,988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22362" table:style-name="ce6">
            <text:p>22,362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5774" table:style-name="ce6">
            <text:p>15,774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4587" table:style-name="ce6">
            <text:p>14,587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601" table:style-name="ce6">
            <text:p>601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891" table:style-name="ce6">
            <text:p>2,891<text:s/></text:p>
          </table:table-cell>
          <table:table-cell table:number-columns-repeated="16264"/>
        </table:table-row>
        <table:table-row table:style-name="ro2">
          <table:table-cell office:value-type="date" office:date-value="2020-10-03T00:00:00" table:style-name="ce5">
            <text:p>2020/10/3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38954" table:style-name="ce6">
            <text:p>38,954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43641" table:style-name="ce6">
            <text:p>143,641<text:s/></text:p>
          </table:table-cell>
          <table:table-cell office:value-type="float" office:value="40713" table:style-name="ce6">
            <text:p>40,713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1702" table:style-name="ce6">
            <text:p>21,702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44829" table:style-name="ce6">
            <text:p>44,82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34415" table:style-name="ce6">
            <text:p>34,415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24680" table:style-name="ce6">
            <text:p>24,680<text:s/></text:p>
          </table:table-cell>
          <table:table-cell office:value-type="float" office:value="59086" table:style-name="ce6">
            <text:p>59,086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6678" table:style-name="ce6">
            <text:p>26,678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2483" table:style-name="ce6">
            <text:p>52,483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35701" table:style-name="ce6">
            <text:p>35,70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6054" table:style-name="ce6">
            <text:p>16,054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626" table:style-name="ce6">
            <text:p>626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829" table:style-name="ce6">
            <text:p>2,829<text:s/></text:p>
          </table:table-cell>
          <table:table-cell table:number-columns-repeated="16264"/>
        </table:table-row>
        <table:table-row table:style-name="ro2">
          <table:table-cell office:value-type="date" office:date-value="2020-10-04T00:00:00" table:style-name="ce5">
            <text:p>2020/10/4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4347" table:style-name="ce6">
            <text:p>14,347<text:s/></text:p>
          </table:table-cell>
          <table:table-cell office:value-type="float" office:value="31161" table:style-name="ce6">
            <text:p>31,16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11267" table:style-name="ce6">
            <text:p>11,26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7429" table:style-name="ce6">
            <text:p>17,42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166938" table:style-name="ce6">
            <text:p>166,938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33432" table:style-name="ce6">
            <text:p>33,43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14037" table:style-name="ce6">
            <text:p>14,037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49123" table:style-name="ce6">
            <text:p>49,12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44348" table:style-name="ce6">
            <text:p>44,348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3928" table:style-name="ce6">
            <text:p>13,928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7852" table:style-name="ce6">
            <text:p>7,85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940" table:style-name="ce6">
            <text:p>2,940<text:s/></text:p>
          </table:table-cell>
          <table:table-cell table:number-columns-repeated="16264"/>
        </table:table-row>
        <table:table-row table:style-name="ro2">
          <table:table-cell office:value-type="date" office:date-value="2020-10-05T00:00:00" table:style-name="ce5">
            <text:p>2020/10/5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39793" table:style-name="ce6">
            <text:p>39,793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10251" table:style-name="ce6">
            <text:p>10,251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2901" table:style-name="ce6">
            <text:p>32,901<text:s/></text:p>
          </table:table-cell>
          <table:table-cell office:value-type="float" office:value="24424" table:style-name="ce6">
            <text:p>24,424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35033" table:style-name="ce6">
            <text:p>35,033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139032" table:style-name="ce6">
            <text:p>139,032<text:s/></text:p>
          </table:table-cell>
          <table:table-cell office:value-type="float" office:value="36737" table:style-name="ce6">
            <text:p>36,737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3861" table:style-name="ce6">
            <text:p>23,861<text:s/></text:p>
          </table:table-cell>
          <table:table-cell office:value-type="float" office:value="26153" table:style-name="ce6">
            <text:p>26,153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30759" table:style-name="ce6">
            <text:p>30,759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31133" table:style-name="ce6">
            <text:p>31,133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1940" table:style-name="ce6">
            <text:p>21,940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5950" table:style-name="ce6">
            <text:p>35,950<text:s/></text:p>
          </table:table-cell>
          <table:table-cell office:value-type="float" office:value="39722" table:style-name="ce6">
            <text:p>39,722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50177" table:style-name="ce6">
            <text:p>50,17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29968" table:style-name="ce6">
            <text:p>29,968<text:s/></text:p>
          </table:table-cell>
          <table:table-cell office:value-type="float" office:value="30173" table:style-name="ce6">
            <text:p>30,173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57967" table:style-name="ce6">
            <text:p>57,967<text:s/></text:p>
          </table:table-cell>
          <table:table-cell office:value-type="float" office:value="20532" table:style-name="ce6">
            <text:p>20,532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36839" table:style-name="ce6">
            <text:p>36,839<text:s/></text:p>
          </table:table-cell>
          <table:table-cell office:value-type="float" office:value="21816" table:style-name="ce6">
            <text:p>21,816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6887" table:style-name="ce6">
            <text:p>16,887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781" table:style-name="ce6">
            <text:p>3,781<text:s/></text:p>
          </table:table-cell>
          <table:table-cell table:number-columns-repeated="16264"/>
        </table:table-row>
        <table:table-row table:style-name="ro2">
          <table:table-cell office:value-type="date" office:date-value="2020-10-06T00:00:00" table:style-name="ce5">
            <text:p>2020/10/6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40406" table:style-name="ce6">
            <text:p>40,406<text:s/></text:p>
          </table:table-cell>
          <table:table-cell office:value-type="float" office:value="40276" table:style-name="ce6">
            <text:p>40,276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9048" table:style-name="ce6">
            <text:p>19,048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25276" table:style-name="ce6">
            <text:p>25,276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26830" table:style-name="ce6">
            <text:p>26,830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36097" table:style-name="ce6">
            <text:p>36,097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25424" table:style-name="ce6">
            <text:p>25,424<text:s/></text:p>
          </table:table-cell>
          <table:table-cell office:value-type="float" office:value="120456" table:style-name="ce6">
            <text:p>120,456<text:s/></text:p>
          </table:table-cell>
          <table:table-cell office:value-type="float" office:value="38952" table:style-name="ce6">
            <text:p>38,952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13945" table:style-name="ce6">
            <text:p>13,945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30886" table:style-name="ce6">
            <text:p>30,886<text:s/></text:p>
          </table:table-cell>
          <table:table-cell office:value-type="float" office:value="35359" table:style-name="ce6">
            <text:p>35,359<text:s/></text:p>
          </table:table-cell>
          <table:table-cell office:value-type="float" office:value="41393" table:style-name="ce6">
            <text:p>41,393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53720" table:style-name="ce6">
            <text:p>53,720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33412" table:style-name="ce6">
            <text:p>33,412<text:s/></text:p>
          </table:table-cell>
          <table:table-cell office:value-type="float" office:value="31393" table:style-name="ce6">
            <text:p>31,393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57911" table:style-name="ce6">
            <text:p>57,911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16342" table:style-name="ce6">
            <text:p>16,342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24053" table:style-name="ce6">
            <text:p>24,053<text:s/></text:p>
          </table:table-cell>
          <table:table-cell office:value-type="float" office:value="23425" table:style-name="ce6">
            <text:p>23,425<text:s/></text:p>
          </table:table-cell>
          <table:table-cell office:value-type="float" office:value="14976" table:style-name="ce6">
            <text:p>14,976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5224" table:style-name="ce6">
            <text:p>15,224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781" table:style-name="ce6">
            <text:p>3,781<text:s/></text:p>
          </table:table-cell>
          <table:table-cell table:number-columns-repeated="16264"/>
        </table:table-row>
        <table:table-row table:style-name="ro2">
          <table:table-cell office:value-type="date" office:date-value="2020-10-07T00:00:00" table:style-name="ce5">
            <text:p>2020/10/7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41448" table:style-name="ce6">
            <text:p>41,448<text:s/></text:p>
          </table:table-cell>
          <table:table-cell office:value-type="float" office:value="41733" table:style-name="ce6">
            <text:p>41,733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30428" table:style-name="ce6">
            <text:p>30,428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25528" table:style-name="ce6">
            <text:p>25,528<text:s/></text:p>
          </table:table-cell>
          <table:table-cell office:value-type="float" office:value="17607" table:style-name="ce6">
            <text:p>17,607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35244" table:style-name="ce6">
            <text:p>35,244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27214" table:style-name="ce6">
            <text:p>27,214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120605" table:style-name="ce6">
            <text:p>120,605<text:s/></text:p>
          </table:table-cell>
          <table:table-cell office:value-type="float" office:value="40162" table:style-name="ce6">
            <text:p>40,162<text:s/></text:p>
          </table:table-cell>
          <table:table-cell office:value-type="float" office:value="20835" table:style-name="ce6">
            <text:p>20,835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28514" table:style-name="ce6">
            <text:p>28,514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34010" table:style-name="ce6">
            <text:p>34,010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35343" table:style-name="ce6">
            <text:p>35,343<text:s/></text:p>
          </table:table-cell>
          <table:table-cell office:value-type="float" office:value="41925" table:style-name="ce6">
            <text:p>41,925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27185" table:style-name="ce6">
            <text:p>27,185<text:s/></text:p>
          </table:table-cell>
          <table:table-cell office:value-type="float" office:value="54993" table:style-name="ce6">
            <text:p>54,993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58756" table:style-name="ce6">
            <text:p>58,756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25765" table:style-name="ce6">
            <text:p>25,765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348" table:style-name="ce6">
            <text:p>1,348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3852" table:style-name="ce6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0-10-08T00:00:00" table:style-name="ce5">
            <text:p>2020/10/8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42207" table:style-name="ce6">
            <text:p>42,207<text:s/></text:p>
          </table:table-cell>
          <table:table-cell office:value-type="float" office:value="46008" table:style-name="ce6">
            <text:p>46,008<text:s/></text:p>
          </table:table-cell>
          <table:table-cell office:value-type="float" office:value="27876" table:style-name="ce6">
            <text:p>27,876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32912" table:style-name="ce6">
            <text:p>32,912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36234" table:style-name="ce6">
            <text:p>36,234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37999" table:style-name="ce6">
            <text:p>37,999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8473" table:style-name="ce6">
            <text:p>28,473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7245" table:style-name="ce6">
            <text:p>27,245<text:s/></text:p>
          </table:table-cell>
          <table:table-cell office:value-type="float" office:value="141600" table:style-name="ce6">
            <text:p>141,600<text:s/></text:p>
          </table:table-cell>
          <table:table-cell office:value-type="float" office:value="44010" table:style-name="ce6">
            <text:p>44,010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27339" table:style-name="ce6">
            <text:p>27,339<text:s/></text:p>
          </table:table-cell>
          <table:table-cell office:value-type="float" office:value="31496" table:style-name="ce6">
            <text:p>31,496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40156" table:style-name="ce6">
            <text:p>40,156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33004" table:style-name="ce6">
            <text:p>33,004<text:s/></text:p>
          </table:table-cell>
          <table:table-cell office:value-type="float" office:value="39730" table:style-name="ce6">
            <text:p>39,730<text:s/></text:p>
          </table:table-cell>
          <table:table-cell office:value-type="float" office:value="43719" table:style-name="ce6">
            <text:p>43,719<text:s/></text:p>
          </table:table-cell>
          <table:table-cell office:value-type="float" office:value="27651" table:style-name="ce6">
            <text:p>27,651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61032" table:style-name="ce6">
            <text:p>61,032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33595" table:style-name="ce6">
            <text:p>33,595<text:s/></text:p>
          </table:table-cell>
          <table:table-cell office:value-type="float" office:value="35759" table:style-name="ce6">
            <text:p>35,759<text:s/></text:p>
          </table:table-cell>
          <table:table-cell office:value-type="float" office:value="20538" table:style-name="ce6">
            <text:p>20,538<text:s/></text:p>
          </table:table-cell>
          <table:table-cell office:value-type="float" office:value="66267" table:style-name="ce6">
            <text:p>66,267<text:s/></text:p>
          </table:table-cell>
          <table:table-cell office:value-type="float" office:value="21844" table:style-name="ce6">
            <text:p>21,844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30180" table:style-name="ce6">
            <text:p>30,180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39071" table:style-name="ce6">
            <text:p>39,071<text:s/></text:p>
          </table:table-cell>
          <table:table-cell office:value-type="float" office:value="23409" table:style-name="ce6">
            <text:p>23,409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9124" table:style-name="ce6">
            <text:p>29,124<text:s/></text:p>
          </table:table-cell>
          <table:table-cell office:value-type="float" office:value="24325" table:style-name="ce6">
            <text:p>24,325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407" table:style-name="ce6">
            <text:p>8,407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342" table:style-name="ce6">
            <text:p>4,342<text:s/></text:p>
          </table:table-cell>
          <table:table-cell table:number-columns-repeated="16264"/>
        </table:table-row>
        <table:table-row table:style-name="ro2">
          <table:table-cell office:value-type="date" office:date-value="2020-10-09T00:00:00" table:style-name="ce5">
            <text:p>2020/10/9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43144" table:style-name="ce6">
            <text:p>43,144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22986" table:style-name="ce6">
            <text:p>22,986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0682" table:style-name="ce6">
            <text:p>10,682<text:s/></text:p>
          </table:table-cell>
          <table:table-cell office:value-type="float" office:value="138481" table:style-name="ce6">
            <text:p>138,481<text:s/></text:p>
          </table:table-cell>
          <table:table-cell office:value-type="float" office:value="46327" table:style-name="ce6">
            <text:p>46,327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36352" table:style-name="ce6">
            <text:p>36,352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39864" table:style-name="ce6">
            <text:p>39,864<text:s/></text:p>
          </table:table-cell>
          <table:table-cell office:value-type="float" office:value="30514" table:style-name="ce6">
            <text:p>30,514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25867" table:style-name="ce6">
            <text:p>25,867<text:s/></text:p>
          </table:table-cell>
          <table:table-cell office:value-type="float" office:value="65590" table:style-name="ce6">
            <text:p>65,590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29960" table:style-name="ce6">
            <text:p>29,960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56038" table:style-name="ce6">
            <text:p>56,038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9137" table:style-name="ce6">
            <text:p>9,13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3020" table:style-name="ce6">
            <text:p>3,020<text:s/></text:p>
          </table:table-cell>
          <table:table-cell table:number-columns-repeated="16264"/>
        </table:table-row>
        <table:table-row table:style-name="ro2">
          <table:table-cell office:value-type="date" office:date-value="2020-10-10T00:00:00" table:style-name="ce5">
            <text:p>2020/10/10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28889" table:style-name="ce6">
            <text:p>28,88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20847" table:style-name="ce6">
            <text:p>20,847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19597" table:style-name="ce6">
            <text:p>19,597<text:s/></text:p>
          </table:table-cell>
          <table:table-cell office:value-type="float" office:value="19280" table:style-name="ce6">
            <text:p>19,280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41210" table:style-name="ce6">
            <text:p>141,210<text:s/></text:p>
          </table:table-cell>
          <table:table-cell office:value-type="float" office:value="45889" table:style-name="ce6">
            <text:p>45,889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25617" table:style-name="ce6">
            <text:p>25,617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42834" table:style-name="ce6">
            <text:p>42,834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35935" table:style-name="ce6">
            <text:p>35,935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18781" table:style-name="ce6">
            <text:p>18,781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71038" table:style-name="ce6">
            <text:p>71,038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8568" table:style-name="ce6">
            <text:p>28,568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59434" table:style-name="ce6">
            <text:p>59,434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155" table:style-name="ce6">
            <text:p>1,155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360" table:style-name="ce6">
            <text:p>3,360<text:s/></text:p>
          </table:table-cell>
          <table:table-cell table:number-columns-repeated="16264"/>
        </table:table-row>
        <table:table-row table:style-name="ro2">
          <table:table-cell office:value-type="date" office:date-value="2020-10-11T00:00:00" table:style-name="ce5">
            <text:p>2020/10/11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33824" table:style-name="ce6">
            <text:p>33,824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8055" table:style-name="ce6">
            <text:p>18,05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16497" table:style-name="ce6">
            <text:p>16,497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24088" table:style-name="ce6">
            <text:p>24,08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153130" table:style-name="ce6">
            <text:p>153,130<text:s/></text:p>
          </table:table-cell>
          <table:table-cell office:value-type="float" office:value="37823" table:style-name="ce6">
            <text:p>37,823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5475" table:style-name="ce6">
            <text:p>15,475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9127" table:style-name="ce6">
            <text:p>19,127<text:s/></text:p>
          </table:table-cell>
          <table:table-cell office:value-type="float" office:value="15542" table:style-name="ce6">
            <text:p>15,542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17294" table:style-name="ce6">
            <text:p>17,294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34509" table:style-name="ce6">
            <text:p>34,509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33318" table:style-name="ce6">
            <text:p>33,318<text:s/></text:p>
          </table:table-cell>
          <table:table-cell office:value-type="float" office:value="24531" table:style-name="ce6">
            <text:p>24,531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53658" table:style-name="ce6">
            <text:p>53,658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6838" table:style-name="ce6">
            <text:p>6,83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0493" table:style-name="ce6">
            <text:p>10,493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7090" table:style-name="ce6">
            <text:p>7,090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705" table:style-name="ce6">
            <text:p>2,705<text:s/></text:p>
          </table:table-cell>
          <table:table-cell table:number-columns-repeated="16264"/>
        </table:table-row>
        <table:table-row table:style-name="ro2">
          <table:table-cell office:value-type="date" office:date-value="2020-10-12T00:00:00" table:style-name="ce5">
            <text:p>2020/10/12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39669" table:style-name="ce6">
            <text:p>39,669<text:s/></text:p>
          </table:table-cell>
          <table:table-cell office:value-type="float" office:value="37460" table:style-name="ce6">
            <text:p>37,460<text:s/></text:p>
          </table:table-cell>
          <table:table-cell office:value-type="float" office:value="25950" table:style-name="ce6">
            <text:p>25,950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30110" table:style-name="ce6">
            <text:p>30,110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6785" table:style-name="ce6">
            <text:p>26,785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32735" table:style-name="ce6">
            <text:p>32,735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25840" table:style-name="ce6">
            <text:p>25,840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0929" table:style-name="ce6">
            <text:p>20,929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26819" table:style-name="ce6">
            <text:p>126,819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25315" table:style-name="ce6">
            <text:p>25,315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22427" table:style-name="ce6">
            <text:p>22,427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2996" table:style-name="ce6">
            <text:p>32,996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29843" table:style-name="ce6">
            <text:p>29,843<text:s/></text:p>
          </table:table-cell>
          <table:table-cell office:value-type="float" office:value="34948" table:style-name="ce6">
            <text:p>34,948<text:s/></text:p>
          </table:table-cell>
          <table:table-cell office:value-type="float" office:value="40139" table:style-name="ce6">
            <text:p>40,139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26077" table:style-name="ce6">
            <text:p>26,077<text:s/></text:p>
          </table:table-cell>
          <table:table-cell office:value-type="float" office:value="51328" table:style-name="ce6">
            <text:p>51,328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57804" table:style-name="ce6">
            <text:p>57,804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14465" table:style-name="ce6">
            <text:p>14,465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6587" table:style-name="ce6">
            <text:p>36,587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3708" table:style-name="ce6">
            <text:p>3,708<text:s/></text:p>
          </table:table-cell>
          <table:table-cell table:number-columns-repeated="16264"/>
        </table:table-row>
        <table:table-row table:style-name="ro2">
          <table:table-cell office:value-type="date" office:date-value="2020-10-13T00:00:00" table:style-name="ce5">
            <text:p>2020/10/13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41977" table:style-name="ce6">
            <text:p>41,977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4522" table:style-name="ce6">
            <text:p>14,522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9922" table:style-name="ce6">
            <text:p>19,922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3590" table:style-name="ce6">
            <text:p>33,59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29347" table:style-name="ce6">
            <text:p>29,347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34722" table:style-name="ce6">
            <text:p>34,722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36441" table:style-name="ce6">
            <text:p>36,441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27723" table:style-name="ce6">
            <text:p>27,723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119870" table:style-name="ce6">
            <text:p>119,870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20668" table:style-name="ce6">
            <text:p>20,668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32944" table:style-name="ce6">
            <text:p>32,944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42090" table:style-name="ce6">
            <text:p>42,090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53745" table:style-name="ce6">
            <text:p>53,745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31704" table:style-name="ce6">
            <text:p>31,704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61355" table:style-name="ce6">
            <text:p>61,355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4470" table:style-name="ce6">
            <text:p>14,470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39185" table:style-name="ce6">
            <text:p>39,185<text:s/></text:p>
          </table:table-cell>
          <table:table-cell office:value-type="float" office:value="23083" table:style-name="ce6">
            <text:p>23,083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3955" table:style-name="ce6">
            <text:p>3,955<text:s/></text:p>
          </table:table-cell>
          <table:table-cell table:number-columns-repeated="16264"/>
        </table:table-row>
        <table:table-row table:style-name="ro2">
          <table:table-cell office:value-type="date" office:date-value="2020-10-14T00:00:00" table:style-name="ce5">
            <text:p>2020/10/14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41631" table:style-name="ce6">
            <text:p>41,631<text:s/></text:p>
          </table:table-cell>
          <table:table-cell office:value-type="float" office:value="42165" table:style-name="ce6">
            <text:p>42,165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6855" table:style-name="ce6">
            <text:p>36,85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34437" table:style-name="ce6">
            <text:p>34,437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6182" table:style-name="ce6">
            <text:p>36,182<text:s/></text:p>
          </table:table-cell>
          <table:table-cell office:value-type="float" office:value="26807" table:style-name="ce6">
            <text:p>26,807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24225" table:style-name="ce6">
            <text:p>24,225<text:s/></text:p>
          </table:table-cell>
          <table:table-cell office:value-type="float" office:value="120205" table:style-name="ce6">
            <text:p>120,205<text:s/></text:p>
          </table:table-cell>
          <table:table-cell office:value-type="float" office:value="40227" table:style-name="ce6">
            <text:p>40,227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24588" table:style-name="ce6">
            <text:p>24,588<text:s/></text:p>
          </table:table-cell>
          <table:table-cell office:value-type="float" office:value="25977" table:style-name="ce6">
            <text:p>25,977<text:s/></text:p>
          </table:table-cell>
          <table:table-cell office:value-type="float" office:value="28407" table:style-name="ce6">
            <text:p>28,407<text:s/></text:p>
          </table:table-cell>
          <table:table-cell office:value-type="float" office:value="28724" table:style-name="ce6">
            <text:p>28,724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32597" table:style-name="ce6">
            <text:p>32,5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4375" table:style-name="ce6">
            <text:p>14,375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34642" table:style-name="ce6">
            <text:p>34,64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30825" table:style-name="ce6">
            <text:p>30,825<text:s/></text:p>
          </table:table-cell>
          <table:table-cell office:value-type="float" office:value="35810" table:style-name="ce6">
            <text:p>35,810<text:s/></text:p>
          </table:table-cell>
          <table:table-cell office:value-type="float" office:value="41906" table:style-name="ce6">
            <text:p>41,906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56788" table:style-name="ce6">
            <text:p>56,788<text:s/></text:p>
          </table:table-cell>
          <table:table-cell office:value-type="float" office:value="23667" table:style-name="ce6">
            <text:p>23,667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59986" table:style-name="ce6">
            <text:p>59,986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38269" table:style-name="ce6">
            <text:p>38,269<text:s/></text:p>
          </table:table-cell>
          <table:table-cell office:value-type="float" office:value="23118" table:style-name="ce6">
            <text:p>23,118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28779" table:style-name="ce6">
            <text:p>28,779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12073" table:style-name="ce6">
            <text:p>12,073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874" table:style-name="ce6">
            <text:p>3,874<text:s/></text:p>
          </table:table-cell>
          <table:table-cell table:number-columns-repeated="16264"/>
        </table:table-row>
        <table:table-row table:style-name="ro2">
          <table:table-cell office:value-type="date" office:date-value="2020-10-15T00:00:00" table:style-name="ce5">
            <text:p>2020/10/15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42047" table:style-name="ce6">
            <text:p>42,047<text:s/></text:p>
          </table:table-cell>
          <table:table-cell office:value-type="float" office:value="42390" table:style-name="ce6">
            <text:p>42,390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059" table:style-name="ce6">
            <text:p>5,059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39005" table:style-name="ce6">
            <text:p>39,005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17341" table:style-name="ce6">
            <text:p>17,34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29203" table:style-name="ce6">
            <text:p>29,203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36491" table:style-name="ce6">
            <text:p>36,491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124336" table:style-name="ce6">
            <text:p>124,336<text:s/></text:p>
          </table:table-cell>
          <table:table-cell office:value-type="float" office:value="40290" table:style-name="ce6">
            <text:p>40,290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26211" table:style-name="ce6">
            <text:p>26,211<text:s/></text:p>
          </table:table-cell>
          <table:table-cell office:value-type="float" office:value="29567" table:style-name="ce6">
            <text:p>29,567<text:s/></text:p>
          </table:table-cell>
          <table:table-cell office:value-type="float" office:value="28395" table:style-name="ce6">
            <text:p>28,39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32077" table:style-name="ce6">
            <text:p>32,077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35100" table:style-name="ce6">
            <text:p>35,10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6833" table:style-name="ce6">
            <text:p>26,833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36410" table:style-name="ce6">
            <text:p>36,410<text:s/></text:p>
          </table:table-cell>
          <table:table-cell office:value-type="float" office:value="41876" table:style-name="ce6">
            <text:p>41,876<text:s/></text:p>
          </table:table-cell>
          <table:table-cell office:value-type="float" office:value="26334" table:style-name="ce6">
            <text:p>26,334<text:s/></text:p>
          </table:table-cell>
          <table:table-cell office:value-type="float" office:value="27673" table:style-name="ce6">
            <text:p>27,673<text:s/></text:p>
          </table:table-cell>
          <table:table-cell office:value-type="float" office:value="54580" table:style-name="ce6">
            <text:p>54,580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33205" table:style-name="ce6">
            <text:p>33,205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64111" table:style-name="ce6">
            <text:p>64,111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16671" table:style-name="ce6">
            <text:p>16,671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6981" table:style-name="ce6">
            <text:p>26,981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38460" table:style-name="ce6">
            <text:p>38,460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5369" table:style-name="ce6">
            <text:p>15,369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3898" table:style-name="ce6">
            <text:p>3,898<text:s/></text:p>
          </table:table-cell>
          <table:table-cell table:number-columns-repeated="16264"/>
        </table:table-row>
        <table:table-row table:style-name="ro2">
          <table:table-cell office:value-type="date" office:date-value="2020-10-16T00:00:00" table:style-name="ce5">
            <text:p>2020/10/16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43975" table:style-name="ce6">
            <text:p>43,975<text:s/></text:p>
          </table:table-cell>
          <table:table-cell office:value-type="float" office:value="48451" table:style-name="ce6">
            <text:p>48,451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36086" table:style-name="ce6">
            <text:p>36,08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11445" table:style-name="ce6">
            <text:p>11,445<text:s/></text:p>
          </table:table-cell>
          <table:table-cell office:value-type="float" office:value="34366" table:style-name="ce6">
            <text:p>34,366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37337" table:style-name="ce6">
            <text:p>37,337<text:s/></text:p>
          </table:table-cell>
          <table:table-cell office:value-type="float" office:value="28886" table:style-name="ce6">
            <text:p>28,886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8737" table:style-name="ce6">
            <text:p>38,737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28562" table:style-name="ce6">
            <text:p>28,562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5504" table:style-name="ce6">
            <text:p>25,504<text:s/></text:p>
          </table:table-cell>
          <table:table-cell office:value-type="float" office:value="149133" table:style-name="ce6">
            <text:p>149,133<text:s/></text:p>
          </table:table-cell>
          <table:table-cell office:value-type="float" office:value="46403" table:style-name="ce6">
            <text:p>46,403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34429" table:style-name="ce6">
            <text:p>34,429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33502" table:style-name="ce6">
            <text:p>33,502<text:s/></text:p>
          </table:table-cell>
          <table:table-cell office:value-type="float" office:value="40803" table:style-name="ce6">
            <text:p>40,803<text:s/></text:p>
          </table:table-cell>
          <table:table-cell office:value-type="float" office:value="44205" table:style-name="ce6">
            <text:p>44,205<text:s/></text:p>
          </table:table-cell>
          <table:table-cell office:value-type="float" office:value="27833" table:style-name="ce6">
            <text:p>27,833<text:s/></text:p>
          </table:table-cell>
          <table:table-cell office:value-type="float" office:value="29014" table:style-name="ce6">
            <text:p>29,014<text:s/></text:p>
          </table:table-cell>
          <table:table-cell office:value-type="float" office:value="62806" table:style-name="ce6">
            <text:p>62,806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73197" table:style-name="ce6">
            <text:p>73,197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31193" table:style-name="ce6">
            <text:p>31,193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39645" table:style-name="ce6">
            <text:p>39,645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25255" table:style-name="ce6">
            <text:p>25,255<text:s/></text:p>
          </table:table-cell>
          <table:table-cell office:value-type="float" office:value="15998" table:style-name="ce6">
            <text:p>15,998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18432" table:style-name="ce6">
            <text:p>18,432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352" table:style-name="ce6">
            <text:p>4,352<text:s/></text:p>
          </table:table-cell>
          <table:table-cell table:number-columns-repeated="16264"/>
        </table:table-row>
        <table:table-row table:style-name="ro2">
          <table:table-cell office:value-type="date" office:date-value="2020-10-17T00:00:00" table:style-name="ce5">
            <text:p>2020/10/17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47240" table:style-name="ce6">
            <text:p>47,240<text:s/></text:p>
          </table:table-cell>
          <table:table-cell office:value-type="float" office:value="17715" table:style-name="ce6">
            <text:p>17,715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2153" table:style-name="ce6">
            <text:p>22,153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30970" table:style-name="ce6">
            <text:p>30,970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22938" table:style-name="ce6">
            <text:p>22,938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54859" table:style-name="ce6">
            <text:p>154,859<text:s/></text:p>
          </table:table-cell>
          <table:table-cell office:value-type="float" office:value="49231" table:style-name="ce6">
            <text:p>49,231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44562" table:style-name="ce6">
            <text:p>44,562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27855" table:style-name="ce6">
            <text:p>27,855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34498" table:style-name="ce6">
            <text:p>34,498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38781" table:style-name="ce6">
            <text:p>38,781<text:s/></text:p>
          </table:table-cell>
          <table:table-cell office:value-type="float" office:value="34195" table:style-name="ce6">
            <text:p>34,195<text:s/></text:p>
          </table:table-cell>
          <table:table-cell office:value-type="float" office:value="22618" table:style-name="ce6">
            <text:p>22,618<text:s/></text:p>
          </table:table-cell>
          <table:table-cell office:value-type="float" office:value="29573" table:style-name="ce6">
            <text:p>29,573<text:s/></text:p>
          </table:table-cell>
          <table:table-cell office:value-type="float" office:value="71648" table:style-name="ce6">
            <text:p>71,648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34073" table:style-name="ce6">
            <text:p>34,073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65877" table:style-name="ce6">
            <text:p>65,877<text:s/></text:p>
          </table:table-cell>
          <table:table-cell office:value-type="float" office:value="16995" table:style-name="ce6">
            <text:p>16,995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206" table:style-name="ce6">
            <text:p>3,206<text:s/></text:p>
          </table:table-cell>
          <table:table-cell table:number-columns-repeated="16264"/>
        </table:table-row>
        <table:table-row table:style-name="ro2">
          <table:table-cell office:value-type="date" office:date-value="2020-10-18T00:00:00" table:style-name="ce5">
            <text:p>2020/10/18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35841" table:style-name="ce6">
            <text:p>35,84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6213" table:style-name="ce6">
            <text:p>26,213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56329" table:style-name="ce6">
            <text:p>156,329<text:s/></text:p>
          </table:table-cell>
          <table:table-cell office:value-type="float" office:value="40052" table:style-name="ce6">
            <text:p>40,052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38410" table:style-name="ce6">
            <text:p>38,410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7016" table:style-name="ce6">
            <text:p>17,01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33148" table:style-name="ce6">
            <text:p>33,148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6220" table:style-name="ce6">
            <text:p>26,220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27585" table:style-name="ce6">
            <text:p>27,585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59436" table:style-name="ce6">
            <text:p>59,436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4201" table:style-name="ce6">
            <text:p>24,201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54486" table:style-name="ce6">
            <text:p>54,486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6586" table:style-name="ce6">
            <text:p>16,58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7173" table:style-name="ce6">
            <text:p>7,173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2901" table:style-name="ce6">
            <text:p>2,901<text:s/></text:p>
          </table:table-cell>
          <table:table-cell table:number-columns-repeated="16264"/>
        </table:table-row>
        <table:table-row table:style-name="ro2">
          <table:table-cell office:value-type="date" office:date-value="2020-10-19T00:00:00" table:style-name="ce5">
            <text:p>2020/10/19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40534" table:style-name="ce6">
            <text:p>40,534<text:s/></text:p>
          </table:table-cell>
          <table:table-cell office:value-type="float" office:value="39309" table:style-name="ce6">
            <text:p>39,309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25245" table:style-name="ce6">
            <text:p>25,245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34901" table:style-name="ce6">
            <text:p>34,901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26531" table:style-name="ce6">
            <text:p>26,531<text:s/></text:p>
          </table:table-cell>
          <table:table-cell office:value-type="float" office:value="21626" table:style-name="ce6">
            <text:p>21,626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25079" table:style-name="ce6">
            <text:p>125,079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598" table:style-name="ce6">
            <text:p>24,598<text:s/></text:p>
          </table:table-cell>
          <table:table-cell office:value-type="float" office:value="26912" table:style-name="ce6">
            <text:p>26,912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9139" table:style-name="ce6">
            <text:p>9,139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2855" table:style-name="ce6">
            <text:p>32,85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40437" table:style-name="ce6">
            <text:p>40,437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51178" table:style-name="ce6">
            <text:p>51,178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29582" table:style-name="ce6">
            <text:p>29,582<text:s/></text:p>
          </table:table-cell>
          <table:table-cell office:value-type="float" office:value="30639" table:style-name="ce6">
            <text:p>30,639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59147" table:style-name="ce6">
            <text:p>59,147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21856" table:style-name="ce6">
            <text:p>21,856<text:s/></text:p>
          </table:table-cell>
          <table:table-cell office:value-type="float" office:value="23782" table:style-name="ce6">
            <text:p>23,782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1533" table:style-name="ce6">
            <text:p>21,533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739" table:style-name="ce6">
            <text:p>3,739<text:s/></text:p>
          </table:table-cell>
          <table:table-cell table:number-columns-repeated="16264"/>
        </table:table-row>
        <table:table-row table:style-name="ro2">
          <table:table-cell office:value-type="date" office:date-value="2020-10-20T00:00:00" table:style-name="ce5">
            <text:p>2020/10/20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42452" table:style-name="ce6">
            <text:p>42,452<text:s/></text:p>
          </table:table-cell>
          <table:table-cell office:value-type="float" office:value="41414" table:style-name="ce6">
            <text:p>41,414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28474" table:style-name="ce6">
            <text:p>28,474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34771" table:style-name="ce6">
            <text:p>34,771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36127" table:style-name="ce6">
            <text:p>36,127<text:s/></text:p>
          </table:table-cell>
          <table:table-cell office:value-type="float" office:value="26865" table:style-name="ce6">
            <text:p>26,865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5523" table:style-name="ce6">
            <text:p>25,523<text:s/></text:p>
          </table:table-cell>
          <table:table-cell office:value-type="float" office:value="120996" table:style-name="ce6">
            <text:p>120,996<text:s/></text:p>
          </table:table-cell>
          <table:table-cell office:value-type="float" office:value="37291" table:style-name="ce6">
            <text:p>37,291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28216" table:style-name="ce6">
            <text:p>28,216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22787" table:style-name="ce6">
            <text:p>22,787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31065" table:style-name="ce6">
            <text:p>31,065<text:s/></text:p>
          </table:table-cell>
          <table:table-cell office:value-type="float" office:value="35686" table:style-name="ce6">
            <text:p>35,686<text:s/></text:p>
          </table:table-cell>
          <table:table-cell office:value-type="float" office:value="41585" table:style-name="ce6">
            <text:p>41,585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53639" table:style-name="ce6">
            <text:p>53,639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32047" table:style-name="ce6">
            <text:p>32,047<text:s/></text:p>
          </table:table-cell>
          <table:table-cell office:value-type="float" office:value="19444" table:style-name="ce6">
            <text:p>19,444<text:s/></text:p>
          </table:table-cell>
          <table:table-cell office:value-type="float" office:value="60197" table:style-name="ce6">
            <text:p>60,197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38882" table:style-name="ce6">
            <text:p>38,882<text:s/></text:p>
          </table:table-cell>
          <table:table-cell office:value-type="float" office:value="23336" table:style-name="ce6">
            <text:p>23,336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3807" table:style-name="ce6">
            <text:p>23,807<text:s/></text:p>
          </table:table-cell>
          <table:table-cell office:value-type="float" office:value="14862" table:style-name="ce6">
            <text:p>14,862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7612" table:style-name="ce6">
            <text:p>17,612<text:s/></text:p>
          </table:table-cell>
          <table:table-cell office:value-type="float" office:value="29018" table:style-name="ce6">
            <text:p>29,018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5334" table:style-name="ce6">
            <text:p>15,334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3915" table:style-name="ce6">
            <text:p>3,915<text:s/></text:p>
          </table:table-cell>
          <table:table-cell table:number-columns-repeated="16264"/>
        </table:table-row>
        <table:table-row table:style-name="ro2">
          <table:table-cell office:value-type="date" office:date-value="2020-10-21T00:00:00" table:style-name="ce5">
            <text:p>2020/10/21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5717" table:style-name="ce6">
            <text:p>15,717<text:s/></text:p>
          </table:table-cell>
          <table:table-cell office:value-type="float" office:value="42590" table:style-name="ce6">
            <text:p>42,590<text:s/></text:p>
          </table:table-cell>
          <table:table-cell office:value-type="float" office:value="42773" table:style-name="ce6">
            <text:p>42,773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36168" table:style-name="ce6">
            <text:p>36,16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7963" table:style-name="ce6">
            <text:p>17,963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5679" table:style-name="ce6">
            <text:p>25,679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36408" table:style-name="ce6">
            <text:p>36,408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122066" table:style-name="ce6">
            <text:p>122,066<text:s/></text:p>
          </table:table-cell>
          <table:table-cell office:value-type="float" office:value="38850" table:style-name="ce6">
            <text:p>38,850<text:s/></text:p>
          </table:table-cell>
          <table:table-cell office:value-type="float" office:value="21022" table:style-name="ce6">
            <text:p>21,022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5990" table:style-name="ce6">
            <text:p>25,990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28328" table:style-name="ce6">
            <text:p>28,328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8551" table:style-name="ce6">
            <text:p>18,551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31085" table:style-name="ce6">
            <text:p>31,085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42225" table:style-name="ce6">
            <text:p>42,225<text:s/></text:p>
          </table:table-cell>
          <table:table-cell office:value-type="float" office:value="26318" table:style-name="ce6">
            <text:p>26,318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54720" table:style-name="ce6">
            <text:p>54,720<text:s/></text:p>
          </table:table-cell>
          <table:table-cell office:value-type="float" office:value="24465" table:style-name="ce6">
            <text:p>24,465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33217" table:style-name="ce6">
            <text:p>33,217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61590" table:style-name="ce6">
            <text:p>61,590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6985" table:style-name="ce6">
            <text:p>16,985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39109" table:style-name="ce6">
            <text:p>39,109<text:s/></text:p>
          </table:table-cell>
          <table:table-cell office:value-type="float" office:value="23722" table:style-name="ce6">
            <text:p>23,722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9084" table:style-name="ce6">
            <text:p>29,084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3914" table:style-name="ce6">
            <text:p>3,914<text:s/></text:p>
          </table:table-cell>
          <table:table-cell table:number-columns-repeated="16264"/>
        </table:table-row>
        <table:table-row table:style-name="ro2">
          <table:table-cell office:value-type="date" office:date-value="2020-10-22T00:00:00" table:style-name="ce5">
            <text:p>2020/10/22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42449" table:style-name="ce6">
            <text:p>42,449<text:s/></text:p>
          </table:table-cell>
          <table:table-cell office:value-type="float" office:value="42870" table:style-name="ce6">
            <text:p>42,870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37014" table:style-name="ce6">
            <text:p>37,014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34873" table:style-name="ce6">
            <text:p>34,873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36878" table:style-name="ce6">
            <text:p>36,878<text:s/></text:p>
          </table:table-cell>
          <table:table-cell office:value-type="float" office:value="26877" table:style-name="ce6">
            <text:p>26,877<text:s/></text:p>
          </table:table-cell>
          <table:table-cell office:value-type="float" office:value="27348" table:style-name="ce6">
            <text:p>27,348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24422" table:style-name="ce6">
            <text:p>24,422<text:s/></text:p>
          </table:table-cell>
          <table:table-cell office:value-type="float" office:value="124449" table:style-name="ce6">
            <text:p>124,449<text:s/></text:p>
          </table:table-cell>
          <table:table-cell office:value-type="float" office:value="39747" table:style-name="ce6">
            <text:p>39,747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28524" table:style-name="ce6">
            <text:p>28,524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33090" table:style-name="ce6">
            <text:p>33,090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13065" table:style-name="ce6">
            <text:p>13,065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31312" table:style-name="ce6">
            <text:p>31,312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42157" table:style-name="ce6">
            <text:p>42,157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7367" table:style-name="ce6">
            <text:p>27,367<text:s/></text:p>
          </table:table-cell>
          <table:table-cell office:value-type="float" office:value="54684" table:style-name="ce6">
            <text:p>54,684<text:s/></text:p>
          </table:table-cell>
          <table:table-cell office:value-type="float" office:value="24533" table:style-name="ce6">
            <text:p>24,533<text:s/></text:p>
          </table:table-cell>
          <table:table-cell office:value-type="float" office:value="32012" table:style-name="ce6">
            <text:p>32,012<text:s/></text:p>
          </table:table-cell>
          <table:table-cell office:value-type="float" office:value="32978" table:style-name="ce6">
            <text:p>32,978<text:s/></text:p>
          </table:table-cell>
          <table:table-cell office:value-type="float" office:value="19646" table:style-name="ce6">
            <text:p>19,646<text:s/></text:p>
          </table:table-cell>
          <table:table-cell office:value-type="float" office:value="68264" table:style-name="ce6">
            <text:p>68,264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8593" table:style-name="ce6">
            <text:p>28,593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8471" table:style-name="ce6">
            <text:p>8,471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8674" table:style-name="ce6">
            <text:p>38,674<text:s/></text:p>
          </table:table-cell>
          <table:table-cell office:value-type="float" office:value="23107" table:style-name="ce6">
            <text:p>23,107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5167" table:style-name="ce6">
            <text:p>15,167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28690" table:style-name="ce6">
            <text:p>28,690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887" table:style-name="ce6">
            <text:p>3,887<text:s/></text:p>
          </table:table-cell>
          <table:table-cell table:number-columns-repeated="16264"/>
        </table:table-row>
        <table:table-row table:style-name="ro2">
          <table:table-cell office:value-type="date" office:date-value="2020-10-23T00:00:00" table:style-name="ce5">
            <text:p>2020/10/23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43528" table:style-name="ce6">
            <text:p>43,528<text:s/></text:p>
          </table:table-cell>
          <table:table-cell office:value-type="float" office:value="49149" table:style-name="ce6">
            <text:p>49,149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7120" table:style-name="ce6">
            <text:p>7,120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38801" table:style-name="ce6">
            <text:p>38,801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37138" table:style-name="ce6">
            <text:p>37,138<text:s/></text:p>
          </table:table-cell>
          <table:table-cell office:value-type="float" office:value="28742" table:style-name="ce6">
            <text:p>28,742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39262" table:style-name="ce6">
            <text:p>39,262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9204" table:style-name="ce6">
            <text:p>29,204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150576" table:style-name="ce6">
            <text:p>150,576<text:s/></text:p>
          </table:table-cell>
          <table:table-cell office:value-type="float" office:value="46851" table:style-name="ce6">
            <text:p>46,851<text:s/></text:p>
          </table:table-cell>
          <table:table-cell office:value-type="float" office:value="22220" table:style-name="ce6">
            <text:p>22,220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31371" table:style-name="ce6">
            <text:p>31,371<text:s/></text:p>
          </table:table-cell>
          <table:table-cell office:value-type="float" office:value="25745" table:style-name="ce6">
            <text:p>25,745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34485" table:style-name="ce6">
            <text:p>34,485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6988" table:style-name="ce6">
            <text:p>6,98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39233" table:style-name="ce6">
            <text:p>39,233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24340" table:style-name="ce6">
            <text:p>24,340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4091" table:style-name="ce6">
            <text:p>34,091<text:s/></text:p>
          </table:table-cell>
          <table:table-cell office:value-type="float" office:value="41958" table:style-name="ce6">
            <text:p>41,958<text:s/></text:p>
          </table:table-cell>
          <table:table-cell office:value-type="float" office:value="44610" table:style-name="ce6">
            <text:p>44,610<text:s/></text:p>
          </table:table-cell>
          <table:table-cell office:value-type="float" office:value="27676" table:style-name="ce6">
            <text:p>27,676<text:s/></text:p>
          </table:table-cell>
          <table:table-cell office:value-type="float" office:value="29166" table:style-name="ce6">
            <text:p>29,166<text:s/></text:p>
          </table:table-cell>
          <table:table-cell office:value-type="float" office:value="64129" table:style-name="ce6">
            <text:p>64,129<text:s/></text:p>
          </table:table-cell>
          <table:table-cell office:value-type="float" office:value="24685" table:style-name="ce6">
            <text:p>24,685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7410" table:style-name="ce6">
            <text:p>37,410<text:s/></text:p>
          </table:table-cell>
          <table:table-cell office:value-type="float" office:value="22086" table:style-name="ce6">
            <text:p>22,086<text:s/></text:p>
          </table:table-cell>
          <table:table-cell office:value-type="float" office:value="76500" table:style-name="ce6">
            <text:p>76,500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6205" table:style-name="ce6">
            <text:p>16,205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33414" table:style-name="ce6">
            <text:p>33,414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3962" table:style-name="ce6">
            <text:p>23,962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30390" table:style-name="ce6">
            <text:p>30,390<text:s/></text:p>
          </table:table-cell>
          <table:table-cell office:value-type="float" office:value="25324" table:style-name="ce6">
            <text:p>25,324<text:s/></text:p>
          </table:table-cell>
          <table:table-cell office:value-type="float" office:value="16402" table:style-name="ce6">
            <text:p>16,40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0-10-24T00:00:00" table:style-name="ce5">
            <text:p>2020/10/24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47010" table:style-name="ce6">
            <text:p>47,010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30410" table:style-name="ce6">
            <text:p>30,410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24003" table:style-name="ce6">
            <text:p>24,00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33070" table:style-name="ce6">
            <text:p>33,070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53512" table:style-name="ce6">
            <text:p>153,512<text:s/></text:p>
          </table:table-cell>
          <table:table-cell office:value-type="float" office:value="48709" table:style-name="ce6">
            <text:p>48,709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20192" table:style-name="ce6">
            <text:p>20,192<text:s/></text:p>
          </table:table-cell>
          <table:table-cell office:value-type="float" office:value="33820" table:style-name="ce6">
            <text:p>33,820<text:s/></text:p>
          </table:table-cell>
          <table:table-cell office:value-type="float" office:value="30059" table:style-name="ce6">
            <text:p>30,059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7613" table:style-name="ce6">
            <text:p>17,613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42197" table:style-name="ce6">
            <text:p>42,197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32163" table:style-name="ce6">
            <text:p>32,163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34251" table:style-name="ce6">
            <text:p>34,251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31324" table:style-name="ce6">
            <text:p>31,324<text:s/></text:p>
          </table:table-cell>
          <table:table-cell office:value-type="float" office:value="71422" table:style-name="ce6">
            <text:p>71,42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30742" table:style-name="ce6">
            <text:p>30,742<text:s/></text:p>
          </table:table-cell>
          <table:table-cell office:value-type="float" office:value="32357" table:style-name="ce6">
            <text:p>32,357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71008" table:style-name="ce6">
            <text:p>71,008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16687" table:style-name="ce6">
            <text:p>16,687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30853" table:style-name="ce6">
            <text:p>30,85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18859" table:style-name="ce6">
            <text:p>18,859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21442" table:style-name="ce6">
            <text:p>21,442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3310" table:style-name="ce6">
            <text:p>3,310<text:s/></text:p>
          </table:table-cell>
          <table:table-cell table:number-columns-repeated="16264"/>
        </table:table-row>
        <table:table-row table:style-name="ro2">
          <table:table-cell office:value-type="date" office:date-value="2020-10-25T00:00:00" table:style-name="ce5">
            <text:p>2020/10/25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35845" table:style-name="ce6">
            <text:p>35,845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9024" table:style-name="ce6">
            <text:p>29,024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48196" table:style-name="ce6">
            <text:p>148,196<text:s/></text:p>
          </table:table-cell>
          <table:table-cell office:value-type="float" office:value="38807" table:style-name="ce6">
            <text:p>38,807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31512" table:style-name="ce6">
            <text:p>31,512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36603" table:style-name="ce6">
            <text:p>36,603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5778" table:style-name="ce6">
            <text:p>15,778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34241" table:style-name="ce6">
            <text:p>34,241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23921" table:style-name="ce6">
            <text:p>23,921<text:s/></text:p>
          </table:table-cell>
          <table:table-cell office:value-type="float" office:value="59719" table:style-name="ce6">
            <text:p>59,719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2733" table:style-name="ce6">
            <text:p>22,733<text:s/></text:p>
          </table:table-cell>
          <table:table-cell office:value-type="float" office:value="15723" table:style-name="ce6">
            <text:p>15,723<text:s/></text:p>
          </table:table-cell>
          <table:table-cell office:value-type="float" office:value="57165" table:style-name="ce6">
            <text:p>57,165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2897" table:style-name="ce6">
            <text:p>2,897<text:s/></text:p>
          </table:table-cell>
          <table:table-cell table:number-columns-repeated="16264"/>
        </table:table-row>
        <table:table-row table:style-name="ro2">
          <table:table-cell office:value-type="date" office:date-value="2020-10-26T00:00:00" table:style-name="ce5">
            <text:p>2020/10/26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39862" table:style-name="ce6">
            <text:p>39,862<text:s/></text:p>
          </table:table-cell>
          <table:table-cell office:value-type="float" office:value="39171" table:style-name="ce6">
            <text:p>39,171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35238" table:style-name="ce6">
            <text:p>35,238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26678" table:style-name="ce6">
            <text:p>26,678<text:s/></text:p>
          </table:table-cell>
          <table:table-cell office:value-type="float" office:value="21235" table:style-name="ce6">
            <text:p>21,235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27043" table:style-name="ce6">
            <text:p>127,043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27418" table:style-name="ce6">
            <text:p>27,418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31210" table:style-name="ce6">
            <text:p>31,210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35169" table:style-name="ce6">
            <text:p>35,169<text:s/></text:p>
          </table:table-cell>
          <table:table-cell office:value-type="float" office:value="10006" table:style-name="ce6">
            <text:p>10,006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2412" table:style-name="ce6">
            <text:p>22,412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35504" table:style-name="ce6">
            <text:p>35,504<text:s/></text:p>
          </table:table-cell>
          <table:table-cell office:value-type="float" office:value="40263" table:style-name="ce6">
            <text:p>40,263<text:s/></text:p>
          </table:table-cell>
          <table:table-cell office:value-type="float" office:value="25321" table:style-name="ce6">
            <text:p>25,321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52321" table:style-name="ce6">
            <text:p>52,321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60665" table:style-name="ce6">
            <text:p>60,665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16145" table:style-name="ce6">
            <text:p>16,145<text:s/></text:p>
          </table:table-cell>
          <table:table-cell office:value-type="float" office:value="14918" table:style-name="ce6">
            <text:p>14,918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8569" table:style-name="ce6">
            <text:p>28,569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36469" table:style-name="ce6">
            <text:p>36,469<text:s/></text:p>
          </table:table-cell>
          <table:table-cell office:value-type="float" office:value="22007" table:style-name="ce6">
            <text:p>22,007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712" table:style-name="ce6">
            <text:p>3,712<text:s/></text:p>
          </table:table-cell>
          <table:table-cell table:number-columns-repeated="16264"/>
        </table:table-row>
        <table:table-row table:style-name="ro2">
          <table:table-cell office:value-type="date" office:date-value="2020-10-27T00:00:00" table:style-name="ce5">
            <text:p>2020/10/27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41128" table:style-name="ce6">
            <text:p>41,128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30397" table:style-name="ce6">
            <text:p>30,397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3709" table:style-name="ce6">
            <text:p>13,709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27716" table:style-name="ce6">
            <text:p>27,716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34040" table:style-name="ce6">
            <text:p>34,040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36093" table:style-name="ce6">
            <text:p>36,093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21990" table:style-name="ce6">
            <text:p>21,990<text:s/></text:p>
          </table:table-cell>
          <table:table-cell office:value-type="float" office:value="25056" table:style-name="ce6">
            <text:p>25,056<text:s/></text:p>
          </table:table-cell>
          <table:table-cell office:value-type="float" office:value="121102" table:style-name="ce6">
            <text:p>121,102<text:s/></text:p>
          </table:table-cell>
          <table:table-cell office:value-type="float" office:value="37852" table:style-name="ce6">
            <text:p>37,852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1761" table:style-name="ce6">
            <text:p>31,761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5069" table:style-name="ce6">
            <text:p>35,069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22998" table:style-name="ce6">
            <text:p>22,998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35520" table:style-name="ce6">
            <text:p>35,520<text:s/></text:p>
          </table:table-cell>
          <table:table-cell office:value-type="float" office:value="41997" table:style-name="ce6">
            <text:p>41,997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52703" table:style-name="ce6">
            <text:p>52,703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30688" table:style-name="ce6">
            <text:p>30,688<text:s/></text:p>
          </table:table-cell>
          <table:table-cell office:value-type="float" office:value="31356" table:style-name="ce6">
            <text:p>31,356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60747" table:style-name="ce6">
            <text:p>60,747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15192" table:style-name="ce6">
            <text:p>15,192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18565" table:style-name="ce6">
            <text:p>18,56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37257" table:style-name="ce6">
            <text:p>37,257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17317" table:style-name="ce6">
            <text:p>17,317<text:s/></text:p>
          </table:table-cell>
          <table:table-cell office:value-type="float" office:value="28858" table:style-name="ce6">
            <text:p>28,858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3944" table:style-name="ce6">
            <text:p>3,944<text:s/></text:p>
          </table:table-cell>
          <table:table-cell table:number-columns-repeated="16264"/>
        </table:table-row>
        <table:table-row table:style-name="ro2">
          <table:table-cell office:value-type="date" office:date-value="2020-10-28T00:00:00" table:style-name="ce5">
            <text:p>2020/10/28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41340" table:style-name="ce6">
            <text:p>41,340<text:s/></text:p>
          </table:table-cell>
          <table:table-cell office:value-type="float" office:value="42379" table:style-name="ce6">
            <text:p>42,37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17824" table:style-name="ce6">
            <text:p>17,824<text:s/></text:p>
          </table:table-cell>
          <table:table-cell office:value-type="float" office:value="34751" table:style-name="ce6">
            <text:p>34,751<text:s/></text:p>
          </table:table-cell>
          <table:table-cell office:value-type="float" office:value="28934" table:style-name="ce6">
            <text:p>28,934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35999" table:style-name="ce6">
            <text:p>35,99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27237" table:style-name="ce6">
            <text:p>27,237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21644" table:style-name="ce6">
            <text:p>121,644<text:s/></text:p>
          </table:table-cell>
          <table:table-cell office:value-type="float" office:value="39136" table:style-name="ce6">
            <text:p>39,136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26617" table:style-name="ce6">
            <text:p>26,617<text:s/></text:p>
          </table:table-cell>
          <table:table-cell office:value-type="float" office:value="29120" table:style-name="ce6">
            <text:p>29,120<text:s/></text:p>
          </table:table-cell>
          <table:table-cell office:value-type="float" office:value="28787" table:style-name="ce6">
            <text:p>28,787<text:s/></text:p>
          </table:table-cell>
          <table:table-cell office:value-type="float" office:value="24078" table:style-name="ce6">
            <text:p>24,078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32557" table:style-name="ce6">
            <text:p>32,55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35433" table:style-name="ce6">
            <text:p>35,433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31129" table:style-name="ce6">
            <text:p>31,129<text:s/></text:p>
          </table:table-cell>
          <table:table-cell office:value-type="float" office:value="35891" table:style-name="ce6">
            <text:p>35,891<text:s/></text:p>
          </table:table-cell>
          <table:table-cell office:value-type="float" office:value="41750" table:style-name="ce6">
            <text:p>41,750<text:s/></text:p>
          </table:table-cell>
          <table:table-cell office:value-type="float" office:value="26353" table:style-name="ce6">
            <text:p>26,353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54752" table:style-name="ce6">
            <text:p>54,752<text:s/></text:p>
          </table:table-cell>
          <table:table-cell office:value-type="float" office:value="23127" table:style-name="ce6">
            <text:p>23,127<text:s/></text:p>
          </table:table-cell>
          <table:table-cell office:value-type="float" office:value="31242" table:style-name="ce6">
            <text:p>31,242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62326" table:style-name="ce6">
            <text:p>62,326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19276" table:style-name="ce6">
            <text:p>19,276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26889" table:style-name="ce6">
            <text:p>26,889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8133" table:style-name="ce6">
            <text:p>38,133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3047" table:style-name="ce6">
            <text:p>13,04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3954" table:style-name="ce6">
            <text:p>3,954<text:s/></text:p>
          </table:table-cell>
          <table:table-cell table:number-columns-repeated="16264"/>
        </table:table-row>
        <table:table-row table:style-name="ro2">
          <table:table-cell office:value-type="date" office:date-value="2020-10-29T00:00:00" table:style-name="ce5">
            <text:p>2020/10/29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15277" table:style-name="ce6">
            <text:p>15,277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43544" table:style-name="ce6">
            <text:p>43,544<text:s/></text:p>
          </table:table-cell>
          <table:table-cell office:value-type="float" office:value="26892" table:style-name="ce6">
            <text:p>26,892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18453" table:style-name="ce6">
            <text:p>18,45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31407" table:style-name="ce6">
            <text:p>31,407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24763" table:style-name="ce6">
            <text:p>24,763<text:s/></text:p>
          </table:table-cell>
          <table:table-cell office:value-type="float" office:value="17618" table:style-name="ce6">
            <text:p>17,618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8880" table:style-name="ce6">
            <text:p>28,880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34538" table:style-name="ce6">
            <text:p>34,538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6057" table:style-name="ce6">
            <text:p>36,057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121763" table:style-name="ce6">
            <text:p>121,763<text:s/></text:p>
          </table:table-cell>
          <table:table-cell office:value-type="float" office:value="39043" table:style-name="ce6">
            <text:p>39,043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24475" table:style-name="ce6">
            <text:p>24,475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8353" table:style-name="ce6">
            <text:p>28,353<text:s/></text:p>
          </table:table-cell>
          <table:table-cell office:value-type="float" office:value="28404" table:style-name="ce6">
            <text:p>28,404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26619" table:style-name="ce6">
            <text:p>26,619<text:s/></text:p>
          </table:table-cell>
          <table:table-cell office:value-type="float" office:value="31130" table:style-name="ce6">
            <text:p>31,130<text:s/></text:p>
          </table:table-cell>
          <table:table-cell office:value-type="float" office:value="36156" table:style-name="ce6">
            <text:p>36,156<text:s/></text:p>
          </table:table-cell>
          <table:table-cell office:value-type="float" office:value="41475" table:style-name="ce6">
            <text:p>41,475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7194" table:style-name="ce6">
            <text:p>27,194<text:s/></text:p>
          </table:table-cell>
          <table:table-cell office:value-type="float" office:value="55661" table:style-name="ce6">
            <text:p>55,661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30903" table:style-name="ce6">
            <text:p>30,903<text:s/></text:p>
          </table:table-cell>
          <table:table-cell office:value-type="float" office:value="32616" table:style-name="ce6">
            <text:p>32,616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63070" table:style-name="ce6">
            <text:p>63,070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1361" table:style-name="ce6">
            <text:p>11,361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28323" table:style-name="ce6">
            <text:p>28,323<text:s/></text:p>
          </table:table-cell>
          <table:table-cell office:value-type="float" office:value="22908" table:style-name="ce6">
            <text:p>22,908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733" table:style-name="ce6">
            <text:p>3,733<text:s/></text:p>
          </table:table-cell>
          <table:table-cell table:number-columns-repeated="16264"/>
        </table:table-row>
        <table:table-row table:style-name="ro2">
          <table:table-cell office:value-type="date" office:date-value="2020-10-30T00:00:00" table:style-name="ce5">
            <text:p>2020/10/30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42647" table:style-name="ce6">
            <text:p>42,647<text:s/></text:p>
          </table:table-cell>
          <table:table-cell office:value-type="float" office:value="49254" table:style-name="ce6">
            <text:p>49,254<text:s/></text:p>
          </table:table-cell>
          <table:table-cell office:value-type="float" office:value="27926" table:style-name="ce6">
            <text:p>27,926<text:s/></text:p>
          </table:table-cell>
          <table:table-cell office:value-type="float" office:value="16642" table:style-name="ce6">
            <text:p>16,642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42993" table:style-name="ce6">
            <text:p>42,993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33153" table:style-name="ce6">
            <text:p>33,153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36219" table:style-name="ce6">
            <text:p>36,219<text:s/></text:p>
          </table:table-cell>
          <table:table-cell office:value-type="float" office:value="28585" table:style-name="ce6">
            <text:p>28,585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598" table:style-name="ce6">
            <text:p>38,598<text:s/></text:p>
          </table:table-cell>
          <table:table-cell office:value-type="float" office:value="27872" table:style-name="ce6">
            <text:p>27,872<text:s/></text:p>
          </table:table-cell>
          <table:table-cell office:value-type="float" office:value="28604" table:style-name="ce6">
            <text:p>28,604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50590" table:style-name="ce6">
            <text:p>150,590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21730" table:style-name="ce6">
            <text:p>21,730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7800" table:style-name="ce6">
            <text:p>27,800<text:s/></text:p>
          </table:table-cell>
          <table:table-cell office:value-type="float" office:value="31690" table:style-name="ce6">
            <text:p>31,690<text:s/></text:p>
          </table:table-cell>
          <table:table-cell office:value-type="float" office:value="31741" table:style-name="ce6">
            <text:p>31,741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20470" table:style-name="ce6">
            <text:p>20,470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39472" table:style-name="ce6">
            <text:p>39,472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41640" table:style-name="ce6">
            <text:p>41,640<text:s/></text:p>
          </table:table-cell>
          <table:table-cell office:value-type="float" office:value="44096" table:style-name="ce6">
            <text:p>44,096<text:s/></text:p>
          </table:table-cell>
          <table:table-cell office:value-type="float" office:value="27903" table:style-name="ce6">
            <text:p>27,903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68483" table:style-name="ce6">
            <text:p>68,483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35084" table:style-name="ce6">
            <text:p>35,084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72039" table:style-name="ce6">
            <text:p>72,039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38856" table:style-name="ce6">
            <text:p>38,856<text:s/></text:p>
          </table:table-cell>
          <table:table-cell office:value-type="float" office:value="23453" table:style-name="ce6">
            <text:p>23,453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032" table:style-name="ce6">
            <text:p>16,032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4394" table:style-name="ce6">
            <text:p>4,394<text:s/></text:p>
          </table:table-cell>
          <table:table-cell table:number-columns-repeated="16264"/>
        </table:table-row>
        <table:table-row table:style-name="ro2">
          <table:table-cell office:value-type="date" office:date-value="2020-10-31T00:00:00" table:style-name="ce5">
            <text:p>2020/10/31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4776" table:style-name="ce6">
            <text:p>24,776<text:s/></text:p>
          </table:table-cell>
          <table:table-cell office:value-type="float" office:value="49335" table:style-name="ce6">
            <text:p>49,335<text:s/></text:p>
          </table:table-cell>
          <table:table-cell office:value-type="float" office:value="17428" table:style-name="ce6">
            <text:p>17,42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34598" table:style-name="ce6">
            <text:p>34,598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29249" table:style-name="ce6">
            <text:p>29,249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3181" table:style-name="ce6">
            <text:p>33,181<text:s/></text:p>
          </table:table-cell>
          <table:table-cell office:value-type="float" office:value="23515" table:style-name="ce6">
            <text:p>23,515<text:s/></text:p>
          </table:table-cell>
          <table:table-cell office:value-type="float" office:value="22987" table:style-name="ce6">
            <text:p>22,987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55130" table:style-name="ce6">
            <text:p>155,130<text:s/></text:p>
          </table:table-cell>
          <table:table-cell office:value-type="float" office:value="45519" table:style-name="ce6">
            <text:p>45,519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695" table:style-name="ce6">
            <text:p>18,695<text:s/></text:p>
          </table:table-cell>
          <table:table-cell office:value-type="float" office:value="30032" table:style-name="ce6">
            <text:p>30,032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7295" table:style-name="ce6">
            <text:p>17,295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40851" table:style-name="ce6">
            <text:p>40,851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2085" table:style-name="ce6">
            <text:p>12,08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19739" table:style-name="ce6">
            <text:p>19,739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41469" table:style-name="ce6">
            <text:p>41,469<text:s/></text:p>
          </table:table-cell>
          <table:table-cell office:value-type="float" office:value="35387" table:style-name="ce6">
            <text:p>35,387<text:s/></text:p>
          </table:table-cell>
          <table:table-cell office:value-type="float" office:value="23456" table:style-name="ce6">
            <text:p>23,456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84160" table:style-name="ce6">
            <text:p>84,160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36608" table:style-name="ce6">
            <text:p>36,608<text:s/></text:p>
          </table:table-cell>
          <table:table-cell office:value-type="float" office:value="24928" table:style-name="ce6">
            <text:p>24,928<text:s/></text:p>
          </table:table-cell>
          <table:table-cell office:value-type="float" office:value="83705" table:style-name="ce6">
            <text:p>83,705<text:s/></text:p>
          </table:table-cell>
          <table:table-cell office:value-type="float" office:value="17234" table:style-name="ce6">
            <text:p>17,234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8447" table:style-name="ce6">
            <text:p>18,447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18318" table:style-name="ce6">
            <text:p>18,318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3899" table:style-name="ce6">
            <text:p>13,899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21295" table:style-name="ce6">
            <text:p>21,295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214" table:style-name="ce6">
            <text:p>1,214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3113" table:style-name="ce6">
            <text:p>3,113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1-11T02:30:49Z</meta:creation-date>
    <dc:date>2020-11-11T02:31:14Z</dc:date>
  </office:meta>
</office:document-meta>
</file>